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1.2638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Bool" style:family="table-cell" style:parent-style-name="Default" style:data-style-name="N99"/>
  </office:automatic-styles>
  <office:body>
    <office:spreadsheet>
      <table:table table:name="Auto (select correct)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5" table:default-cell-style-name="ce1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external_id</text:p>
          </table:table-cell>
          <table:table-cell table:style-name="ce1"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table:style-name="ce1"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table:style-name="ce1" office:value-type="string" calcext:value-type="string">
            <text:p>storage_area</text:p>
          </table:table-cell>
          <table:table-cell table:style-name="ce1" office:value-type="string" calcext:value-type="string">
            <text:p>internal_notes</text:p>
          </table:table-cell>
          <table:table-cell table:style-name="ce1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raeclarus Brut </text:p>
          </table:table-cell>
          <table:table-cell office:value-type="string" calcext:value-type="string">
            <text:p>Kellerei 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2vkkz55v25skpqcx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aeclarus Brut</text:p>
          </table:table-cell>
          <table:table-cell office:value-type="string" calcext:value-type="string">
            <text:p>Kellerei St. Pauls</text:p>
          </table:table-cell>
          <table:table-cell office:value-type="float" office:value="48.53483" calcext:value-type="float">
            <text:p>48.534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Verdicchio di Matelica „M“</text:p>
          </table:table-cell>
          <table:table-cell office:value-type="string" calcext:value-type="string">
            <text:p>Gàj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h8gtw4ttrnjmtkry9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 Verdicchio di Matelica</text:p>
          </table:table-cell>
          <table:table-cell office:value-type="string" calcext:value-type="string">
            <text:p>Gajole</text:p>
          </table:table-cell>
          <table:table-cell office:value-type="float" office:value="55.10677" calcext:value-type="float">
            <text:p>55.106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Zeno Blauburgunder Riserva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f4xq13x0rp8k2h2zt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Zeno Blauburgunder Riserva</text:p>
          </table:table-cell>
          <table:table-cell office:value-type="string" calcext:value-type="string">
            <text:p>Kellerei Meran</text:p>
          </table:table-cell>
          <table:table-cell office:value-type="float" office:value="50.65564" calcext:value-type="float">
            <text:p>50.655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Zeno Blauburgunder Riserva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f4xq13x0rp8k2h2zt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Zeno Blauburgunder Riserva</text:p>
          </table:table-cell>
          <table:table-cell office:value-type="string" calcext:value-type="string">
            <text:p>Kellerei Meran</text:p>
          </table:table-cell>
          <table:table-cell office:value-type="float" office:value="50.65564" calcext:value-type="float">
            <text:p>50.6556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unda Riserva Extra Brut </text:p>
          </table:table-cell>
          <table:table-cell office:value-type="string" calcext:value-type="string">
            <text:p>Sektkellerei Arun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qpjnycj93jmb0chbj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Extra Brut</text:p>
          </table:table-cell>
          <table:table-cell office:value-type="string" calcext:value-type="string">
            <text:p>Arunda</text:p>
          </table:table-cell>
          <table:table-cell office:value-type="float" office:value="35.88789" calcext:value-type="float">
            <text:p>35.8878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runda Phineas IV </text:p>
          </table:table-cell>
          <table:table-cell office:value-type="string" calcext:value-type="string">
            <text:p>Sektkellerei Arun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qp17jeewta79s814tm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hineas</text:p>
          </table:table-cell>
          <table:table-cell office:value-type="string" calcext:value-type="string">
            <text:p>Arunda</text:p>
          </table:table-cell>
          <table:table-cell office:value-type="float" office:value="37.266212" calcext:value-type="float">
            <text:p>37.2662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lanc de Blancs Brut Nature 2018 </text:p>
          </table:table-cell>
          <table:table-cell office:value-type="string" calcext:value-type="string">
            <text:p>Montr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e6jgk2wxq21yh9hwjt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 Brut Nature</text:p>
          </table:table-cell>
          <table:table-cell office:value-type="string" calcext:value-type="string">
            <text:p>Montris</text:p>
          </table:table-cell>
          <table:table-cell office:value-type="float" office:value="45.439163" calcext:value-type="float">
            <text:p>45.43916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rut Riserva 36 2019 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1mddt3an3mny3988d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36 Brut</text:p>
          </table:table-cell>
          <table:table-cell office:value-type="string" calcext:value-type="string">
            <text:p>Kellerei Meran</text:p>
          </table:table-cell>
          <table:table-cell office:value-type="float" office:value="46.634754" calcext:value-type="float">
            <text:p>46.63475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600 Blanc de Blancs Pas Dosé 2017</text:p>
          </table:table-cell>
          <table:table-cell office:value-type="string" calcext:value-type="string">
            <text:p>Kellerei 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bvcfa539vh935hpr4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600 Blanc de Blancs Pas Dosé</text:p>
          </table:table-cell>
          <table:table-cell office:value-type="string" calcext:value-type="string">
            <text:p>Cantina Kurtatsch</text:p>
          </table:table-cell>
          <table:table-cell office:value-type="float" office:value="37.857887" calcext:value-type="float">
            <text:p>37.85788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Sekt Pet Nat 2021 </text:p>
          </table:table-cell>
          <table:table-cell office:value-type="string" calcext:value-type="string">
            <text:p>Burgerhof Meß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7pv6mqdrpr88d0ezqpa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uvée Sekt Trocken</text:p>
          </table:table-cell>
          <table:table-cell office:value-type="string" calcext:value-type="string">
            <text:p>Weingut Meßmer</text:p>
          </table:table-cell>
          <table:table-cell office:value-type="float" office:value="19.88387" calcext:value-type="float">
            <text:p>19.8838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thesis Brut Rosé 2019 </text:p>
          </table:table-cell>
          <table:table-cell office:value-type="string" calcext:value-type="string">
            <text:p>Kellerei Kettmei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3rfbn28p1fvmrjz72h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Metodo CLassico Rosé Athesis Brut</text:p>
          </table:table-cell>
          <table:table-cell office:value-type="string" calcext:value-type="string">
            <text:p>Kettmeir</text:p>
          </table:table-cell>
          <table:table-cell office:value-type="float" office:value="40.38581" calcext:value-type="float">
            <text:p>40.3858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ethius Riserva Brut 2018 </text:p>
          </table:table-cell>
          <table:table-cell office:value-type="string" calcext:value-type="string">
            <text:p>Dorigati Mezzocoro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fym3zqqwsg24nbg79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Methius Brut</text:p>
          </table:table-cell>
          <table:table-cell office:value-type="string" calcext:value-type="string">
            <text:p>Dorigati</text:p>
          </table:table-cell>
          <table:table-cell office:value-type="float" office:value="42.58967" calcext:value-type="float">
            <text:p>42.589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amm No 12 Extra Brut </text:p>
          </table:table-cell>
          <table:table-cell office:value-type="string" calcext:value-type="string">
            <text:p>Sektmanufaktur Wink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6ab0cbegytt0wk7ksa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amm No 12</text:p>
          </table:table-cell>
          <table:table-cell office:value-type="string" calcext:value-type="string">
            <text:p>Sektmanufaktur Winkler</text:p>
          </table:table-cell>
          <table:table-cell office:value-type="float" office:value="61.16575" calcext:value-type="float">
            <text:p>61.1657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asnen-Vignal Millesimato Riserva 2018 </text:p>
          </table:table-cell>
          <table:table-cell office:value-type="string" calcext:value-type="string">
            <text:p>Klinger Pil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frwe4zz6f5y79y0qf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asnen - Vignal</text:p>
          </table:table-cell>
          <table:table-cell office:value-type="string" calcext:value-type="string">
            <text:p>Klinger</text:p>
          </table:table-cell>
          <table:table-cell office:value-type="float" office:value="44.306877" calcext:value-type="float">
            <text:p>44.30687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errari Perlé 2017 </text:p>
          </table:table-cell>
          <table:table-cell office:value-type="string" calcext:value-type="string">
            <text:p>Kellerei 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rmvta6snft247t35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ianco Riserva Perlé</text:p>
          </table:table-cell>
          <table:table-cell office:value-type="string" calcext:value-type="string">
            <text:p>Ferrari</text:p>
          </table:table-cell>
          <table:table-cell office:value-type="float" office:value="29.766987" calcext:value-type="float">
            <text:p>29.76698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errari Perlé Rosé Riserva 2016</text:p>
          </table:table-cell>
          <table:table-cell office:value-type="string" calcext:value-type="string">
            <text:p>Kellerei 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rmvta6snft247t35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ianco Riserva Perlé</text:p>
          </table:table-cell>
          <table:table-cell office:value-type="string" calcext:value-type="string">
            <text:p>Ferrari</text:p>
          </table:table-cell>
          <table:table-cell office:value-type="float" office:value="33.27048" calcext:value-type="float">
            <text:p>33.2704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Blauwal Vintage Riserva 2014</text:p>
          </table:table-cell>
          <table:table-cell office:value-type="string" calcext:value-type="string">
            <text:p>Cesc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5k5mt69xpp0hfnhw3v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uwal Nature</text:p>
          </table:table-cell>
          <table:table-cell office:value-type="string" calcext:value-type="string">
            <text:p>Cesconi</text:p>
          </table:table-cell>
          <table:table-cell office:value-type="float" office:value="37.25177" calcext:value-type="float">
            <text:p>37.2517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omVita Prosecco Extra Brut</text:p>
          </table:table-cell>
          <table:table-cell office:value-type="string" calcext:value-type="string">
            <text:p>Kellerei Sacch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5c4775pyjwe045wt7w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osecco Spumante Extra Dry</text:p>
          </table:table-cell>
          <table:table-cell office:value-type="string" calcext:value-type="string">
            <text:p>Sacchetto</text:p>
          </table:table-cell>
          <table:table-cell office:value-type="float" office:value="33.49294" calcext:value-type="float">
            <text:p>33.4929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anta Margherita 52 Brut 2021</text:p>
          </table:table-cell>
          <table:table-cell office:value-type="string" calcext:value-type="string">
            <text:p>Santa Margheri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rk5vaf5ekfmjfznd48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52 Extra Dry Rosé</text:p>
          </table:table-cell>
          <table:table-cell office:value-type="string" calcext:value-type="string">
            <text:p>Santa Margherita</text:p>
          </table:table-cell>
          <table:table-cell office:value-type="float" office:value="39.23209" calcext:value-type="float">
            <text:p>39.2320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Lele Rosé Millesimato Brut 2021</text:p>
          </table:table-cell>
          <table:table-cell office:value-type="string" calcext:value-type="string">
            <text:p>Vineyards V8+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300" calcext:value-type="float">
            <text:p>3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dy0mzq3f9b6zsncpk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ior Lele Rosé Brut</text:p>
          </table:table-cell>
          <table:table-cell office:value-type="string" calcext:value-type="string">
            <text:p>V8+</text:p>
          </table:table-cell>
          <table:table-cell office:value-type="float" office:value="33.967243" calcext:value-type="float">
            <text:p>33.96724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uinart Blanc de Blancs Brut </text:p>
          </table:table-cell>
          <table:table-cell office:value-type="string" calcext:value-type="string">
            <text:p>Montagne de Reim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2900" calcext:value-type="float">
            <text:p>12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5x67cfg2s4xt0bq7d56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Généalogie Blanc de Blancs Brut Champagne</text:p>
          </table:table-cell>
          <table:table-cell office:value-type="string" calcext:value-type="string">
            <text:p>Comte de Montaigne</text:p>
          </table:table-cell>
          <table:table-cell office:value-type="float" office:value="31.30169" calcext:value-type="float">
            <text:p>31.3016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hampagne Ruinart, Rosé Brut </text:p>
          </table:table-cell>
          <table:table-cell office:value-type="string" calcext:value-type="string">
            <text:p>Montagne de Reim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64etb7gy6stayr3md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Champagne</text:p>
          </table:table-cell>
          <table:table-cell office:value-type="string" calcext:value-type="string">
            <text:p>Comte de Montaigne</text:p>
          </table:table-cell>
          <table:table-cell office:value-type="float" office:value="27.83002" calcext:value-type="float">
            <text:p>27.8300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hampagne Grand Cru </text:p>
          </table:table-cell>
          <table:table-cell office:value-type="string" calcext:value-type="string">
            <text:p>Champagne J. Vigni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z27cv1bbb1kcm85b5pz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Brut Champagne Grand Cru</text:p>
          </table:table-cell>
          <table:table-cell office:value-type="string" calcext:value-type="string">
            <text:p>J. Vignier</text:p>
          </table:table-cell>
          <table:table-cell office:value-type="float" office:value="39.01097" calcext:value-type="float">
            <text:p>39.0109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Moët &amp; Chandon Ice Impérial Brut</text:p>
          </table:table-cell>
          <table:table-cell office:value-type="string" calcext:value-type="string">
            <text:p>Champagne Moët &amp; Chand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6afaamrpd0h6yeyzy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Ice Impérial (Demi-Sec) Champagne</text:p>
          </table:table-cell>
          <table:table-cell office:value-type="string" calcext:value-type="string">
            <text:p>Moët &amp; Chandon</text:p>
          </table:table-cell>
          <table:table-cell office:value-type="float" office:value="43.159634" calcext:value-type="float">
            <text:p>43.1596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Insouciance Rosé Brut</text:p>
          </table:table-cell>
          <table:table-cell office:value-type="string" calcext:value-type="string">
            <text:p>Champagne Huré Frèr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1akvr0ynnmp4kgm4yc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'Insouciance Brut Rosé Champagne</text:p>
          </table:table-cell>
          <table:table-cell office:value-type="string" calcext:value-type="string">
            <text:p>Huré Frères</text:p>
          </table:table-cell>
          <table:table-cell office:value-type="float" office:value="45.502316" calcext:value-type="float">
            <text:p>45.5023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errier-Jouët Grand Brut</text:p>
          </table:table-cell>
          <table:table-cell office:value-type="string" calcext:value-type="string">
            <text:p>Perrier-Jouë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bmghj9f4c14wg390v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rand Brut</text:p>
          </table:table-cell>
          <table:table-cell office:value-type="string" calcext:value-type="string">
            <text:p>Perrier-Jouët</text:p>
          </table:table-cell>
          <table:table-cell office:value-type="float" office:value="45.923225" calcext:value-type="float">
            <text:p>45.9232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errier-Jouët Blason Rosé Brut</text:p>
          </table:table-cell>
          <table:table-cell office:value-type="string" calcext:value-type="string">
            <text:p>Perrier-Jouë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3n10sezhadmnxv61m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son Rosé Brut Champagne</text:p>
          </table:table-cell>
          <table:table-cell office:value-type="string" calcext:value-type="string">
            <text:p>Perrier-Jouët</text:p>
          </table:table-cell>
          <table:table-cell office:value-type="float" office:value="52.250576" calcext:value-type="float">
            <text:p>52.2505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oederer Rosé Vintage Brut 2015</text:p>
          </table:table-cell>
          <table:table-cell office:value-type="string" calcext:value-type="string">
            <text:p>Champagne Louis Roeder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5ttr3cmdtk3q0s15c8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Champagne Rosé Vintage Brut</text:p>
          </table:table-cell>
          <table:table-cell office:value-type="string" calcext:value-type="string">
            <text:p>Louis Roederer</text:p>
          </table:table-cell>
          <table:table-cell office:value-type="float" office:value="43.771374" calcext:value-type="float">
            <text:p>43.7713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Laurent-Perrier La Cuvée Brut </text:p>
          </table:table-cell>
          <table:table-cell office:value-type="string" calcext:value-type="string">
            <text:p>Champagne Laurent-Perri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5hsmde1f5vkm7fzt85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La Cuvée Brut</text:p>
          </table:table-cell>
          <table:table-cell office:value-type="string" calcext:value-type="string">
            <text:p>Laurent-Perrier</text:p>
          </table:table-cell>
          <table:table-cell office:value-type="float" office:value="40.397728" calcext:value-type="float">
            <text:p>40.3977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egras &amp; Haas Intuition Brut </text:p>
          </table:table-cell>
          <table:table-cell office:value-type="string" calcext:value-type="string">
            <text:p>Champagne Legras &amp; Ha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dmz0cfn438m5mf9zse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rut Intuition</text:p>
          </table:table-cell>
          <table:table-cell office:value-type="string" calcext:value-type="string">
            <text:p>Legras &amp; Haas</text:p>
          </table:table-cell>
          <table:table-cell office:value-type="float" office:value="47.748405" calcext:value-type="float">
            <text:p>47.748405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Legras &amp; Haas Blanc de Blancs Millésime Brut 2015 </text:p>
          </table:table-cell>
          <table:table-cell office:value-type="string" calcext:value-type="string">
            <text:p>Champagne Legras &amp; Ha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611wqtr00ysd7z8gv5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Brut</text:p>
          </table:table-cell>
          <table:table-cell office:value-type="string" calcext:value-type="string">
            <text:p>Legras &amp; Haas</text:p>
          </table:table-cell>
          <table:table-cell office:value-type="float" office:value="47.438553" calcext:value-type="float">
            <text:p>47.43855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ace Nord Grand Cru Rosé Brut </text:p>
          </table:table-cell>
          <table:table-cell office:value-type="string" calcext:value-type="string">
            <text:p>Champagne Pehu Simon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100" calcext:value-type="float">
            <text:p>7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wksxvrmnypjgb77eqg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ace Nord Brut Champagne Grand Cru</text:p>
          </table:table-cell>
          <table:table-cell office:value-type="string" calcext:value-type="string">
            <text:p>Pehu Simonet</text:p>
          </table:table-cell>
          <table:table-cell office:value-type="float" office:value="59.682594" calcext:value-type="float">
            <text:p>59.68259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Millésime 2010 </text:p>
          </table:table-cell>
          <table:table-cell office:value-type="string" calcext:value-type="string">
            <text:p>Champagne A. Robe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4df6360082n8npth3r1v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illésimé Brut Champagne</text:p>
          </table:table-cell>
          <table:table-cell office:value-type="string" calcext:value-type="string">
            <text:p>Champagne Robert Pierrel</text:p>
          </table:table-cell>
          <table:table-cell office:value-type="float" office:value="30.021358" calcext:value-type="float">
            <text:p>30.02135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Alliance Rosé </text:p>
          </table:table-cell>
          <table:table-cell office:value-type="string" calcext:value-type="string">
            <text:p>Champagne A. Robe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vb3xfbqn65n9p8frhmzsv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Alliances No. 16 Rosé Champagne</text:p>
          </table:table-cell>
          <table:table-cell office:value-type="string" calcext:value-type="string">
            <text:p>A. Robert</text:p>
          </table:table-cell>
          <table:table-cell office:value-type="float" office:value="31.283806" calcext:value-type="float">
            <text:p>31.28380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Dom Pérignon Brut </text:p>
          </table:table-cell>
          <table:table-cell office:value-type="string" calcext:value-type="string">
            <text:p>Champagne Moët &amp; Chand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6aa2d2k5e3xcw2ayve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Champagne Rosé Impérial Brut</text:p>
          </table:table-cell>
          <table:table-cell office:value-type="string" calcext:value-type="string">
            <text:p>Moët &amp; Chandon</text:p>
          </table:table-cell>
          <table:table-cell office:value-type="float" office:value="33.533882" calcext:value-type="float">
            <text:p>33.53388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Dom Pérignon Brut </text:p>
          </table:table-cell>
          <table:table-cell office:value-type="string" calcext:value-type="string">
            <text:p>Champagne Moët &amp; Chand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6aa2d2k5e3xcw2ayve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Champagne Rosé Impérial Brut</text:p>
          </table:table-cell>
          <table:table-cell office:value-type="string" calcext:value-type="string">
            <text:p>Moët &amp; Chandon</text:p>
          </table:table-cell>
          <table:table-cell office:value-type="float" office:value="33.533882" calcext:value-type="float">
            <text:p>33.53388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Charles le Bel Inspiration 1818 </text:p>
          </table:table-cell>
          <table:table-cell office:value-type="string" calcext:value-type="string">
            <text:p>Champagne Billecart&amp;Salm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2dn3f7cwzad5sg3s76k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Le Grand Père</text:p>
          </table:table-cell>
          <table:table-cell office:value-type="string" calcext:value-type="string">
            <text:p>Salmon</text:p>
          </table:table-cell>
          <table:table-cell office:value-type="float" office:value="27.201092" calcext:value-type="float">
            <text:p>27.201092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Ca’ del Bosco Cuvée Prestige Edizione 46 Extra Brut </text:p>
          </table:table-cell>
          <table:table-cell office:value-type="string" calcext:value-type="string">
            <text:p>Ca’ del Bo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jdzyhhd282hpn8v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uvée Prestige Edizione 45 Extra Brut</text:p>
          </table:table-cell>
          <table:table-cell office:value-type="string" calcext:value-type="string">
            <text:p>Ca' del Bosco</text:p>
          </table:table-cell>
          <table:table-cell office:value-type="float" office:value="41.962418" calcext:value-type="float">
            <text:p>41.96241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Ca’ del Bosco Cuvée Prestige Rosé Brut</text:p>
          </table:table-cell>
          <table:table-cell office:value-type="string" calcext:value-type="string">
            <text:p>Ca’ del Bo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4rdc6dnh9v5jabt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uvée Prestige Rosé</text:p>
          </table:table-cell>
          <table:table-cell office:value-type="string" calcext:value-type="string">
            <text:p>Ca' del Bosco</text:p>
          </table:table-cell>
          <table:table-cell office:value-type="float" office:value="37.749004" calcext:value-type="float">
            <text:p>37.749004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Ca’ del Bosco Cuvée Annamaria Clementi Extra Brut </text:p>
          </table:table-cell>
          <table:table-cell office:value-type="string" calcext:value-type="string">
            <text:p>Ca’ del Bo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17900" calcext:value-type="float">
            <text:p>17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r3vp26k7752yh5y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uvée Annamaria Clementi Extra Brut</text:p>
          </table:table-cell>
          <table:table-cell office:value-type="string" calcext:value-type="string">
            <text:p>Ca' del Bosco</text:p>
          </table:table-cell>
          <table:table-cell office:value-type="float" office:value="51.074883" calcext:value-type="float">
            <text:p>51.074883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Ca’ del Bosco Cuvée Annamaria Clementi Extra Brut </text:p>
          </table:table-cell>
          <table:table-cell office:value-type="string" calcext:value-type="string">
            <text:p>Ca’ del Bo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5900" calcext:value-type="float">
            <text:p>15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r3vp26k7752yh5y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uvée Annamaria Clementi Extra Brut</text:p>
          </table:table-cell>
          <table:table-cell office:value-type="string" calcext:value-type="string">
            <text:p>Ca' del Bosco</text:p>
          </table:table-cell>
          <table:table-cell office:value-type="float" office:value="51.074883" calcext:value-type="float">
            <text:p>51.0748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Bellavista Satèn Brut 2017 </text:p>
          </table:table-cell>
          <table:table-cell office:value-type="string" calcext:value-type="string">
            <text:p>Bellavis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zevznqx93s31tmnk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Satèn Brut</text:p>
          </table:table-cell>
          <table:table-cell office:value-type="string" calcext:value-type="string">
            <text:p>Bellavista</text:p>
          </table:table-cell>
          <table:table-cell office:value-type="float" office:value="36.761868" calcext:value-type="float">
            <text:p>36.76186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Ca’ del Bosco Rosé Annamaria Clementi Vintage 2012 Extra Brut </text:p>
          </table:table-cell>
          <table:table-cell office:value-type="string" calcext:value-type="string">
            <text:p>Ca’ del Bosc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34500" calcext:value-type="float">
            <text:p>34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eqkyp7md23h3wfqn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Franciacorta Rosé Annamaria Clementi Extra Brut</text:p>
          </table:table-cell>
          <table:table-cell office:value-type="string" calcext:value-type="string">
            <text:p>Ca' del Bosco</text:p>
          </table:table-cell>
          <table:table-cell office:value-type="float" office:value="50.721313" calcext:value-type="float">
            <text:p>50.7213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Rosé Bellavista Brut 2018 </text:p>
          </table:table-cell>
          <table:table-cell office:value-type="string" calcext:value-type="string">
            <text:p>Kellerei Bellavis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200" calcext:value-type="float">
            <text:p>82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zcgrff12qdpgex4k7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Franciacorta Rosé Brut</text:p>
          </table:table-cell>
          <table:table-cell office:value-type="string" calcext:value-type="string">
            <text:p>Bellavista</text:p>
          </table:table-cell>
          <table:table-cell office:value-type="float" office:value="31.028515" calcext:value-type="float">
            <text:p>31.028515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Marchese Antinori Contessa Maggi Brut 2016 </text:p>
          </table:table-cell>
          <table:table-cell office:value-type="string" calcext:value-type="string">
            <text:p>Weingut Monteni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5s0h9fj8t3r1zc1fgr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ggie Montgomery Sauvignon Blanc</text:p>
          </table:table-cell>
          <table:table-cell office:value-type="string" calcext:value-type="string">
            <text:p>Weingut Rebenhof</text:p>
          </table:table-cell>
          <table:table-cell office:value-type="float" office:value="15.44083" calcext:value-type="float">
            <text:p>15.4408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Sessanta Dosage Zéro </text:p>
          </table:table-cell>
          <table:table-cell office:value-type="string" calcext:value-type="string">
            <text:p>Luca Bell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szb3jx7a4d9c144tpa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essanta Pinot Nero</text:p>
          </table:table-cell>
          <table:table-cell office:value-type="string" calcext:value-type="string">
            <text:p>Luca Bellani</text:p>
          </table:table-cell>
          <table:table-cell office:value-type="float" office:value="50.603363" calcext:value-type="float">
            <text:p>50.60336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Centoventi Rosé Dosage Zéro </text:p>
          </table:table-cell>
          <table:table-cell office:value-type="string" calcext:value-type="string">
            <text:p>Luca Bell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ck0ctz3w6nmfqnhy8h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entoventi Dosaggio Zero Pinot Nero Rosé</text:p>
          </table:table-cell>
          <table:table-cell office:value-type="string" calcext:value-type="string">
            <text:p>Luca Bellani</text:p>
          </table:table-cell>
          <table:table-cell office:value-type="float" office:value="52.791687" calcext:value-type="float">
            <text:p>52.79168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For England Rosé Pas Dosé Blanc de Noir 2018 </text:p>
          </table:table-cell>
          <table:table-cell office:value-type="string" calcext:value-type="string">
            <text:p>Kellerei G. Contra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g9knk5hqmjtq2nazwv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or England Blanc de Noir Pas Dosé</text:p>
          </table:table-cell>
          <table:table-cell office:value-type="string" calcext:value-type="string">
            <text:p>Contratto</text:p>
          </table:table-cell>
          <table:table-cell office:value-type="float" office:value="52.842293" calcext:value-type="float">
            <text:p>52.84229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Cuvée Novecento Pas Dosé 2012 </text:p>
          </table:table-cell>
          <table:table-cell office:value-type="string" calcext:value-type="string">
            <text:p>Kellerei G. Contra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g96wdddj6rc7adpsb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ée Novecento Pas Dosè</text:p>
          </table:table-cell>
          <table:table-cell office:value-type="string" calcext:value-type="string">
            <text:p>Contratto</text:p>
          </table:table-cell>
          <table:table-cell office:value-type="float" office:value="47.02207" calcext:value-type="float">
            <text:p>47.0220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Sparkling Rocco Apple (0,2 l)</text:p>
          </table:table-cell>
          <table:table-cell office:value-type="string" calcext:value-type="string">
            <text:p>Roc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rm1sgzmczcm46gv99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cco Rosso</text:p>
          </table:table-cell>
          <table:table-cell office:value-type="string" calcext:value-type="string">
            <text:p>Rocco &amp; Mancini</text:p>
          </table:table-cell>
          <table:table-cell office:value-type="float" office:value="24.43821" calcext:value-type="float">
            <text:p>24.4382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Bella Glamour </text:p>
          </table:table-cell>
          <table:table-cell office:value-type="string" calcext:value-type="string">
            <text:p>Iris Vigne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1t636k3p2crxcvkps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ella Dream Prosecco Millesimato</text:p>
          </table:table-cell>
          <table:table-cell office:value-type="string" calcext:value-type="string">
            <text:p>Iris Vigneti</text:p>
          </table:table-cell>
          <table:table-cell office:value-type="float" office:value="39.48755" calcext:value-type="float">
            <text:p>39.4875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Allegro </text:p>
          </table:table-cell>
          <table:table-cell office:value-type="string" calcext:value-type="string">
            <text:p>Vinuci Monteverde Sagg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cz4e6y1kh97saqv5k5jfv8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Vino Frizzante Allegro dealcolizzato</text:p>
          </table:table-cell>
          <table:table-cell office:value-type="string" calcext:value-type="string">
            <text:p>VINUCI Monteverde Saggio</text:p>
          </table:table-cell>
          <table:table-cell office:value-type="float" office:value="55.25888" calcext:value-type="float">
            <text:p>55.2588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Floreale Rosé</text:p>
          </table:table-cell>
          <table:table-cell office:value-type="string" calcext:value-type="string">
            <text:p>Vinuci Monteverde Sagg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3e5k0jt0hcqwd9bhdmy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Sorbello Rosé</text:p>
          </table:table-cell>
          <table:table-cell office:value-type="string" calcext:value-type="string">
            <text:p>Monteverdi</text:p>
          </table:table-cell>
          <table:table-cell office:value-type="float" office:value="26.204094" calcext:value-type="float">
            <text:p>26.20409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irmian 2021</text:p>
          </table:table-cell>
          <table:table-cell office:value-type="string" calcext:value-type="string">
            <text:p>Kellerei Nals Mar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dtf36964px55qxy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irmian</text:p>
          </table:table-cell>
          <table:table-cell office:value-type="string" calcext:value-type="string">
            <text:p>Nals Margreid</text:p>
          </table:table-cell>
          <table:table-cell office:value-type="float" office:value="51.107243" calcext:value-type="float">
            <text:p>51.1072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Eichhorn</text:p>
          </table:table-cell>
          <table:table-cell office:value-type="string" calcext:value-type="string">
            <text:p>Weingut 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4ky4hsnkr6sztp9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Eichhorn Bio</text:p>
          </table:table-cell>
          <table:table-cell office:value-type="string" calcext:value-type="string">
            <text:p>Manincor</text:p>
          </table:table-cell>
          <table:table-cell office:value-type="float" office:value="38.198975" calcext:value-type="float">
            <text:p>38.1989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Eichhorn</text:p>
          </table:table-cell>
          <table:table-cell office:value-type="string" calcext:value-type="string">
            <text:p>Weingut 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4ky4hsnkr6sztp9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Eichhorn Bio</text:p>
          </table:table-cell>
          <table:table-cell office:value-type="string" calcext:value-type="string">
            <text:p>Manincor</text:p>
          </table:table-cell>
          <table:table-cell office:value-type="float" office:value="38.198975" calcext:value-type="float">
            <text:p>38.1989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Eichhorn</text:p>
          </table:table-cell>
          <table:table-cell office:value-type="string" calcext:value-type="string">
            <text:p>Weingut 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4ky4hsnkr6sztp9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Eichhorn Bio</text:p>
          </table:table-cell>
          <table:table-cell office:value-type="string" calcext:value-type="string">
            <text:p>Manincor</text:p>
          </table:table-cell>
          <table:table-cell office:value-type="float" office:value="38.198975" calcext:value-type="float">
            <text:p>38.19897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Sanct Valentin 2021</text:p>
          </table:table-cell>
          <table:table-cell office:value-type="string" calcext:value-type="string">
            <text:p>Kellerei St. Michael/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v77d19k37hn5xh7n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51.559906" calcext:value-type="float">
            <text:p>51.55990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Tyrol Riserva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1n4yvdz9m5yzhnqm1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yrol Weissburgunder Riserva</text:p>
          </table:table-cell>
          <table:table-cell office:value-type="string" calcext:value-type="string">
            <text:p>Kellerei Meran</text:p>
          </table:table-cell>
          <table:table-cell office:value-type="float" office:value="49.8294" calcext:value-type="float">
            <text:p>49.829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Tyrol Riserva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1n4yvdz9m5yzhnqm1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yrol Weissburgunder Riserva</text:p>
          </table:table-cell>
          <table:table-cell office:value-type="string" calcext:value-type="string">
            <text:p>Kellerei Meran</text:p>
          </table:table-cell>
          <table:table-cell office:value-type="float" office:value="49.8294" calcext:value-type="float">
            <text:p>49.829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Vorberg Riserva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pz3t6pte1cfyvzpz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Riserva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9.579597" calcext:value-type="float">
            <text:p>49.57959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Vorberg Riserva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pz3t6pte1cfyvzpz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Riserva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9.579597" calcext:value-type="float">
            <text:p>49.57959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„Wir mußten Künstler sein“ 2022</text:p>
          </table:table-cell>
          <table:table-cell office:value-type="string" calcext:value-type="string">
            <text:p>Weingut Andi Söl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p3mfmcten5adb8tx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er Burgunder "Wir mussten Künstler sein"</text:p>
          </table:table-cell>
          <table:table-cell office:value-type="string" calcext:value-type="string">
            <text:p>Weingut Andi Sölva</text:p>
          </table:table-cell>
          <table:table-cell office:value-type="float" office:value="59.39263" calcext:value-type="float">
            <text:p>59.3926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Sonnenberg, Vinschgau 2014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1mf77cbag1s59m4rh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nnenberg Vinschgau Weissburgunder</text:p>
          </table:table-cell>
          <table:table-cell office:value-type="string" calcext:value-type="string">
            <text:p>Kellerei Meran</text:p>
          </table:table-cell>
          <table:table-cell office:value-type="float" office:value="54.084538" calcext:value-type="float">
            <text:p>54.08453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Pfaffenegg 2023</text:p>
          </table:table-cell>
          <table:table-cell office:value-type="string" calcext:value-type="string">
            <text:p>Weingut Josmoa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x2bfsqcetqgxf34qe4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faffenberg Riesling</text:p>
          </table:table-cell>
          <table:table-cell office:value-type="string" calcext:value-type="string">
            <text:p>Weingut Fink</text:p>
          </table:table-cell>
          <table:table-cell office:value-type="float" office:value="16.768959" calcext:value-type="float">
            <text:p>16.76895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Chardonnay 2023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fen8c767ja0n7vt9n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Alois Lageder</text:p>
          </table:table-cell>
          <table:table-cell office:value-type="float" office:value="40.514496" calcext:value-type="float">
            <text:p>40.51449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First Lady</text:p>
          </table:table-cell>
          <table:table-cell office:value-type="string" calcext:value-type="string">
            <text:p>Papst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eqzyb5sq0jq6cj8gje3ee7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First Lady Bio</text:p>
          </table:table-cell>
          <table:table-cell office:value-type="string" calcext:value-type="string">
            <text:p>Papstlhof</text:p>
          </table:table-cell>
          <table:table-cell office:value-type="float" office:value="49.26503" calcext:value-type="float">
            <text:p>49.2650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Burgum Novum</text:p>
          </table:table-cell>
          <table:table-cell office:value-type="string" calcext:value-type="string">
            <text:p>Weingut Castelf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wg326pjr7eptg3ks2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Burgum Novum</text:p>
          </table:table-cell>
          <table:table-cell office:value-type="string" calcext:value-type="string">
            <text:p>Castelfeder</text:p>
          </table:table-cell>
          <table:table-cell office:value-type="float" office:value="42.329338" calcext:value-type="float">
            <text:p>42.32933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Burgum Novum</text:p>
          </table:table-cell>
          <table:table-cell office:value-type="string" calcext:value-type="string">
            <text:p>Weingut Castelf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wg326pjr7eptg3ks2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Burgum Novum</text:p>
          </table:table-cell>
          <table:table-cell office:value-type="string" calcext:value-type="string">
            <text:p>Castelfeder</text:p>
          </table:table-cell>
          <table:table-cell office:value-type="float" office:value="42.329338" calcext:value-type="float">
            <text:p>42.32933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Burgum Novum</text:p>
          </table:table-cell>
          <table:table-cell office:value-type="string" calcext:value-type="string">
            <text:p>Weingut Castelf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wg326pjr7eptg3ks2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Burgum Novum</text:p>
          </table:table-cell>
          <table:table-cell office:value-type="string" calcext:value-type="string">
            <text:p>Castelfeder</text:p>
          </table:table-cell>
          <table:table-cell office:value-type="float" office:value="42.329338" calcext:value-type="float">
            <text:p>42.32933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Marie Sophie Riserva 2022</text:p>
          </table:table-cell>
          <table:table-cell office:value-type="string" calcext:value-type="string">
            <text:p>Weingut Eichen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834xxpv16m5mznp1bn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arie Sophie</text:p>
          </table:table-cell>
          <table:table-cell office:value-type="string" calcext:value-type="string">
            <text:p>Eichenstein</text:p>
          </table:table-cell>
          <table:table-cell office:value-type="float" office:value="48.277412" calcext:value-type="float">
            <text:p>48.2774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Vigna Crivelli Riserva</text:p>
          </table:table-cell>
          <table:table-cell office:value-type="string" calcext:value-type="string">
            <text:p>Weingut Peter Zemm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qzdghhbbx1ckeepvm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Crivelli</text:p>
          </table:table-cell>
          <table:table-cell office:value-type="string" calcext:value-type="string">
            <text:p>Peter Zemmer</text:p>
          </table:table-cell>
          <table:table-cell office:value-type="float" office:value="47.30047" calcext:value-type="float">
            <text:p>47.3004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Baron Salvadori Riserva 2021</text:p>
          </table:table-cell>
          <table:table-cell office:value-type="string" calcext:value-type="string">
            <text:p>Kellerei Nals Mar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dtz67nfwwb03pdvb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ticus Riserva Baron Salvadori</text:p>
          </table:table-cell>
          <table:table-cell office:value-type="string" calcext:value-type="string">
            <text:p>Nals Margreid</text:p>
          </table:table-cell>
          <table:table-cell office:value-type="float" office:value="59.239155" calcext:value-type="float">
            <text:p>59.2391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Lafóa 2022</text:p>
          </table:table-cell>
          <table:table-cell office:value-type="string" calcext:value-type="string">
            <text:p>Kellerei 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aap8qgvttdchv03p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2.03933" calcext:value-type="float">
            <text:p>32.039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Kreuzweg Riserva 2020</text:p>
          </table:table-cell>
          <table:table-cell office:value-type="string" calcext:value-type="string">
            <text:p>Weingut Castelf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900" calcext:value-type="float">
            <text:p>11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wgk8t28kb8pfzpaz0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Kreuzweg</text:p>
          </table:table-cell>
          <table:table-cell office:value-type="string" calcext:value-type="string">
            <text:p>Castelfeder</text:p>
          </table:table-cell>
          <table:table-cell office:value-type="float" office:value="38.748486" calcext:value-type="float">
            <text:p>38.74848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Fluch und Segen 2022</text:p>
          </table:table-cell>
          <table:table-cell office:value-type="string" calcext:value-type="string">
            <text:p>Weingut Martin Schgraff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n3awbq13x0zzy20yday083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Fluch und Segen</text:p>
          </table:table-cell>
          <table:table-cell office:value-type="string" calcext:value-type="string">
            <text:p>Martin Schgraffer</text:p>
          </table:table-cell>
          <table:table-cell office:value-type="float" office:value="64.827286" calcext:value-type="float">
            <text:p>64.82728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Urgestein 2023</text:p>
          </table:table-cell>
          <table:table-cell office:value-type="string" calcext:value-type="string">
            <text:p>Weingut Baron Long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dqbythngnfp1k50r15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rgestein Sauvignon Blanc</text:p>
          </table:table-cell>
          <table:table-cell office:value-type="string" calcext:value-type="string">
            <text:p>Baron Longo</text:p>
          </table:table-cell>
          <table:table-cell office:value-type="float" office:value="38.66331" calcext:value-type="float">
            <text:p>38.6633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auvignon Exclusiv 2021</text:p>
          </table:table-cell>
          <table:table-cell office:value-type="string" calcext:value-type="string">
            <text:p>Weingut Plon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600" calcext:value-type="float">
            <text:p>5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vhws9pbek51kw1fer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Exclusiv</text:p>
          </table:table-cell>
          <table:table-cell office:value-type="string" calcext:value-type="string">
            <text:p>Weingut Plonerhof</text:p>
          </table:table-cell>
          <table:table-cell office:value-type="float" office:value="43.36152" calcext:value-type="float">
            <text:p>43.3615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Mervin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paj7140r16784jjd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rvin Sauvignon</text:p>
          </table:table-cell>
          <table:table-cell office:value-type="string" calcext:value-type="string">
            <text:p>Kellerei Meran</text:p>
          </table:table-cell>
          <table:table-cell office:value-type="float" office:value="43.02979" calcext:value-type="float">
            <text:p>43.0297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Mervin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paj7140r16784jjd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rvin Sauvignon</text:p>
          </table:table-cell>
          <table:table-cell office:value-type="string" calcext:value-type="string">
            <text:p>Kellerei Meran</text:p>
          </table:table-cell>
          <table:table-cell office:value-type="float" office:value="43.02979" calcext:value-type="float">
            <text:p>43.0297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Praesulis 2022</text:p>
          </table:table-cell>
          <table:table-cell office:value-type="string" calcext:value-type="string">
            <text:p>Weingut Gump 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tfsa2r791abqhxexk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Praesulis</text:p>
          </table:table-cell>
          <table:table-cell office:value-type="string" calcext:value-type="string">
            <text:p>Markus Prackwieser Gump Hof</text:p>
          </table:table-cell>
          <table:table-cell office:value-type="float" office:value="37.55658" calcext:value-type="float">
            <text:p>37.5565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Quarz 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election Quarz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8.213478" calcext:value-type="float">
            <text:p>48.21347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Quarz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election Quarz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8.213478" calcext:value-type="float">
            <text:p>48.21347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Mantele 2021</text:p>
          </table:table-cell>
          <table:table-cell office:value-type="string" calcext:value-type="string">
            <text:p>Kellerei Nals Mar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dwvzvssy1bgtbbag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Mantele</text:p>
          </table:table-cell>
          <table:table-cell office:value-type="string" calcext:value-type="string">
            <text:p>Nals Margreid</text:p>
          </table:table-cell>
          <table:table-cell office:value-type="float" office:value="52.192596" calcext:value-type="float">
            <text:p>52.19259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Südtiroler Sauvignon 2022</text:p>
          </table:table-cell>
          <table:table-cell office:value-type="string" calcext:value-type="string">
            <text:p>Weinhof Prackfo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hc0gm7taz9qrtkb2p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üdtiroler Blauburgunder</text:p>
          </table:table-cell>
          <table:table-cell office:value-type="string" calcext:value-type="string">
            <text:p>Prackfol</text:p>
          </table:table-cell>
          <table:table-cell office:value-type="float" office:value="41.97766" calcext:value-type="float">
            <text:p>41.977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Echt Geil Sauvignon 2022</text:p>
          </table:table-cell>
          <table:table-cell office:value-type="string" calcext:value-type="string">
            <text:p>Weingut Seeper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vb4c8hny19vtjqbhgvqr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cht Geil Sauvignon</text:p>
          </table:table-cell>
          <table:table-cell office:value-type="string" calcext:value-type="string">
            <text:p>Seeperle</text:p>
          </table:table-cell>
          <table:table-cell office:value-type="float" office:value="49.37644" calcext:value-type="float">
            <text:p>49.3764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Fallwind 2023</text:p>
          </table:table-cell>
          <table:table-cell office:value-type="string" calcext:value-type="string">
            <text:p>Kellerei St. Michael-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0c4x1zace0zsh6mx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Fallwind</text:p>
          </table:table-cell>
          <table:table-cell office:value-type="string" calcext:value-type="string">
            <text:p>St. Michael-Eppan</text:p>
          </table:table-cell>
          <table:table-cell office:value-type="float" office:value="47.987305" calcext:value-type="float">
            <text:p>47.9873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Porer 2022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feewa9d3h8hgbg3f6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PORER Bio</text:p>
          </table:table-cell>
          <table:table-cell office:value-type="string" calcext:value-type="string">
            <text:p>Alois Lageder</text:p>
          </table:table-cell>
          <table:table-cell office:value-type="float" office:value="45.281796" calcext:value-type="float">
            <text:p>45.28179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Fallwind 2021</text:p>
          </table:table-cell>
          <table:table-cell office:value-type="string" calcext:value-type="string">
            <text:p>Kellerei St. Michael/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0c4x1zace0zsh6mx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Fallwind</text:p>
          </table:table-cell>
          <table:table-cell office:value-type="string" calcext:value-type="string">
            <text:p>St. Michael-Eppan</text:p>
          </table:table-cell>
          <table:table-cell office:value-type="float" office:value="47.987305" calcext:value-type="float">
            <text:p>47.9873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Unterebner 2021</text:p>
          </table:table-cell>
          <table:table-cell office:value-type="string" calcext:value-type="string">
            <text:p>Kellerei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5g76922shspm60e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Unterebner</text:p>
          </table:table-cell>
          <table:table-cell office:value-type="string" calcext:value-type="string">
            <text:p>Tramin</text:p>
          </table:table-cell>
          <table:table-cell office:value-type="float" office:value="39.27103" calcext:value-type="float">
            <text:p>39.2710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Aristos 2022</text:p>
          </table:table-cell>
          <table:table-cell office:value-type="string" calcext:value-type="string">
            <text:p>Kellerei Eisackt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k4c5kawj3cdwe3q6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Aristos</text:p>
          </table:table-cell>
          <table:table-cell office:value-type="string" calcext:value-type="string">
            <text:p>Kellerei Eisacktal - Cantina Valle Isarco</text:p>
          </table:table-cell>
          <table:table-cell office:value-type="float" office:value="32.012604" calcext:value-type="float">
            <text:p>32.01260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Giatl Riserva 2020</text:p>
          </table:table-cell>
          <table:table-cell office:value-type="string" calcext:value-type="string">
            <text:p>Weingut Peter Zemm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h8vj0yp1wpg8349yn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Riserva Giatl Bio</text:p>
          </table:table-cell>
          <table:table-cell office:value-type="string" calcext:value-type="string">
            <text:p>Peter Zemmer</text:p>
          </table:table-cell>
          <table:table-cell office:value-type="float" office:value="44.70717" calcext:value-type="float">
            <text:p>44.7071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Pinot Grigio 2022</text:p>
          </table:table-cell>
          <table:table-cell office:value-type="string" calcext:value-type="string">
            <text:p>Stiftskellerei Kloster Neustif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bq0w7gf6jmgwbdsw8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4.073242" calcext:value-type="float">
            <text:p>34.07324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Sanct Valentin 2021</text:p>
          </table:table-cell>
          <table:table-cell office:value-type="string" calcext:value-type="string">
            <text:p>Kellerei St. Michael/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v77d19k37hn5xh7n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51.559906" calcext:value-type="float">
            <text:p>51.55990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Penon 2021</text:p>
          </table:table-cell>
          <table:table-cell office:value-type="string" calcext:value-type="string">
            <text:p>Kellerei 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q2f1ffh7tkm9ttrf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enon Pinot Grigio</text:p>
          </table:table-cell>
          <table:table-cell office:value-type="string" calcext:value-type="string">
            <text:p>Cantina Kurtatsch</text:p>
          </table:table-cell>
          <table:table-cell office:value-type="float" office:value="31.954784" calcext:value-type="float">
            <text:p>31.9547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Südtiroler Grauburgunder 2021</text:p>
          </table:table-cell>
          <table:table-cell office:value-type="string" calcext:value-type="string">
            <text:p>Weingut Wasser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mtnjjegkwj342h4tz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uburgunder</text:p>
          </table:table-cell>
          <table:table-cell office:value-type="string" calcext:value-type="string">
            <text:p>Wassererhof</text:p>
          </table:table-cell>
          <table:table-cell office:value-type="float" office:value="37.906857" calcext:value-type="float">
            <text:p>37.90685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Aristos 2021</text:p>
          </table:table-cell>
          <table:table-cell office:value-type="string" calcext:value-type="string">
            <text:p>Kellerei Eisackt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k4c5kawj3cdwe3q6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Aristos</text:p>
          </table:table-cell>
          <table:table-cell office:value-type="string" calcext:value-type="string">
            <text:p>Kellerei Eisacktal - Cantina Valle Isarco</text:p>
          </table:table-cell>
          <table:table-cell office:value-type="float" office:value="32.012604" calcext:value-type="float">
            <text:p>32.01260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Vives 2020</text:p>
          </table:table-cell>
          <table:table-cell office:value-type="string" calcext:value-type="string">
            <text:p>Weingut Radoa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5ngj53qrwr0v0vkwg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teres Vites Trocken</text:p>
          </table:table-cell>
          <table:table-cell office:value-type="string" calcext:value-type="string">
            <text:p>Weingut Schauss</text:p>
          </table:table-cell>
          <table:table-cell office:value-type="float" office:value="13.590643" calcext:value-type="float">
            <text:p>13.59064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Mitterberg 2020</text:p>
          </table:table-cell>
          <table:table-cell office:value-type="string" calcext:value-type="string">
            <text:p>Weingut Andi Söl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z4rr9k8fga29ytbh6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itterberg Vernatsch</text:p>
          </table:table-cell>
          <table:table-cell office:value-type="string" calcext:value-type="string">
            <text:p>Weingut Andi Sölva</text:p>
          </table:table-cell>
          <table:table-cell office:value-type="float" office:value="43.38924" calcext:value-type="float">
            <text:p>43.3892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Fallwind 2021</text:p>
          </table:table-cell>
          <table:table-cell office:value-type="string" calcext:value-type="string">
            <text:p>Kellerei St. Michael/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0c4x1zace0zsh6mx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Fallwind</text:p>
          </table:table-cell>
          <table:table-cell office:value-type="string" calcext:value-type="string">
            <text:p>St. Michael-Eppan</text:p>
          </table:table-cell>
          <table:table-cell office:value-type="float" office:value="47.987305" calcext:value-type="float">
            <text:p>47.98730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Castel Juval – Weingarten Windbichel 2021</text:p>
          </table:table-cell>
          <table:table-cell office:value-type="string" calcext:value-type="string">
            <text:p>Weingut &amp; Hofbrennerei Unterort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vw08hsa6byhtmc1p9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Windbichel</text:p>
          </table:table-cell>
          <table:table-cell office:value-type="string" calcext:value-type="string">
            <text:p>Weingut Unterortl - Castel Juval</text:p>
          </table:table-cell>
          <table:table-cell office:value-type="float" office:value="38.00437" calcext:value-type="float">
            <text:p>38.004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Grüner Veltliner Johanna 2021</text:p>
          </table:table-cell>
          <table:table-cell office:value-type="string" calcext:value-type="string">
            <text:p>Weingut Röck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hw6epz012dhb5e76w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Weingut Röck</text:p>
          </table:table-cell>
          <table:table-cell office:value-type="float" office:value="34.891144" calcext:value-type="float">
            <text:p>34.89114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Grüner Veltliner 2021</text:p>
          </table:table-cell>
          <table:table-cell office:value-type="string" calcext:value-type="string">
            <text:p>Weingut Hoandlhof Manni Nössin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va9102dtpe44hhhks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</text:p>
          </table:table-cell>
          <table:table-cell office:value-type="string" calcext:value-type="string">
            <text:p>Manni Nössing</text:p>
          </table:table-cell>
          <table:table-cell office:value-type="float" office:value="52.497498" calcext:value-type="float">
            <text:p>52.49749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Eisacktaler Veltliner 2021</text:p>
          </table:table-cell>
          <table:table-cell office:value-type="string" calcext:value-type="string">
            <text:p>Weingut Kuen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e7rwtfybdbj1pk17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ltliner Grüner Veltliner</text:p>
          </table:table-cell>
          <table:table-cell office:value-type="string" calcext:value-type="string">
            <text:p>Weingut Werner Pichler</text:p>
          </table:table-cell>
          <table:table-cell office:value-type="float" office:value="16.846409" calcext:value-type="float">
            <text:p>16.84640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Sylvaner 2021</text:p>
          </table:table-cell>
          <table:table-cell office:value-type="string" calcext:value-type="string">
            <text:p>Weingut 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vb3nnt7v4j967qpdz99q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</text:p>
          </table:table-cell>
          <table:table-cell office:value-type="string" calcext:value-type="string">
            <text:p>Weingut Tauber</text:p>
          </table:table-cell>
          <table:table-cell office:value-type="float" office:value="15.942836" calcext:value-type="float">
            <text:p>15.94283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Praepositus Sylvaner 2022</text:p>
          </table:table-cell>
          <table:table-cell office:value-type="string" calcext:value-type="string">
            <text:p>Stiftskellerei Kloster Neustif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bq4tyhyes4vcm6w3c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44.93141" calcext:value-type="float">
            <text:p>44.9314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Müller-Thurgau Etza 2020</text:p>
          </table:table-cell>
          <table:table-cell office:value-type="string" calcext:value-type="string">
            <text:p>Weingut Radoa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122w61rb242e6bv5hj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-Thurgau</text:p>
          </table:table-cell>
          <table:table-cell office:value-type="string" calcext:value-type="string">
            <text:p>Weingut Niro</text:p>
          </table:table-cell>
          <table:table-cell office:value-type="float" office:value="21.494598" calcext:value-type="float">
            <text:p>21.49459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Feldmarschall von Fenner Müller-Thurgau 2020</text:p>
          </table:table-cell>
          <table:table-cell office:value-type="string" calcext:value-type="string">
            <text:p>Schlosskellerei 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ezrd4vebp8esf2yb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 Feldmarschall von Fenner</text:p>
          </table:table-cell>
          <table:table-cell office:value-type="string" calcext:value-type="string">
            <text:p>Tiefenbrunner</text:p>
          </table:table-cell>
          <table:table-cell office:value-type="float" office:value="57.892197" calcext:value-type="float">
            <text:p>57.89219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Graun Müller-Thurgau</text:p>
          </table:table-cell>
          <table:table-cell office:value-type="string" calcext:value-type="string">
            <text:p>Kellerei 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tz8k31jq9cdtjke38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un Müller Thurgau</text:p>
          </table:table-cell>
          <table:table-cell office:value-type="string" calcext:value-type="string">
            <text:p>Cantina Kurtatsch</text:p>
          </table:table-cell>
          <table:table-cell office:value-type="float" office:value="37.16083" calcext:value-type="float">
            <text:p>37.1608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99 S.ALT Solaris Rarity 2018</text:p>
          </table:table-cell>
          <table:table-cell office:value-type="string" calcext:value-type="string">
            <text:p>Thomas Niedermayr – Hof Gandbe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tx919pgaxqfm2xn6v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laris</text:p>
          </table:table-cell>
          <table:table-cell office:value-type="string" calcext:value-type="string">
            <text:p>Thomas Niedermayr</text:p>
          </table:table-cell>
          <table:table-cell office:value-type="float" office:value="44.82981" calcext:value-type="float">
            <text:p>44.82981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Amperg Goldmuskateller 2022 (trocken ausgebaut)</text:p>
          </table:table-cell>
          <table:table-cell office:value-type="string" calcext:value-type="string">
            <text:p>Weingut Klaus Len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4aqc4244v99524s52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mperg Goldmuskateller</text:p>
          </table:table-cell>
          <table:table-cell office:value-type="string" calcext:value-type="string">
            <text:p>Klaus Lentsch</text:p>
          </table:table-cell>
          <table:table-cell office:value-type="float" office:value="55.659954" calcext:value-type="float">
            <text:p>55.65995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Praepositus 2022</text:p>
          </table:table-cell>
          <table:table-cell office:value-type="string" calcext:value-type="string">
            <text:p>Stiftskellerei Kloster Neustif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bqxy7znx9ckcz7p9v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8.167244" calcext:value-type="float">
            <text:p>38.1672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Kerner 2023</text:p>
          </table:table-cell>
          <table:table-cell office:value-type="string" calcext:value-type="string">
            <text:p>Weingut Strass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95m8pqep7ndvvjfkz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Strasserhof</text:p>
          </table:table-cell>
          <table:table-cell office:value-type="float" office:value="38.34356" calcext:value-type="float">
            <text:p>38.3435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Kerner 2022</text:p>
          </table:table-cell>
          <table:table-cell office:value-type="string" calcext:value-type="string">
            <text:p>Kellerei Eisackt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gqvnprzs2jrtk74k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Kellerei Eisacktal - Cantina Valle Isarco</text:p>
          </table:table-cell>
          <table:table-cell office:value-type="float" office:value="31.109905" calcext:value-type="float">
            <text:p>31.1099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Libellula Mondevinum Riserva 2020</text:p>
          </table:table-cell>
          <table:table-cell office:value-type="string" calcext:value-type="string">
            <text:p>Weingut Nikl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v6kqyhf5hezaby9da0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ondevinum Weiss Riserva</text:p>
          </table:table-cell>
          <table:table-cell office:value-type="string" calcext:value-type="string">
            <text:p>Niklas</text:p>
          </table:table-cell>
          <table:table-cell office:value-type="float" office:value="42.011795" calcext:value-type="float">
            <text:p>42.0117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Petit Manseng 2021</text:p>
          </table:table-cell>
          <table:table-cell office:value-type="string" calcext:value-type="string">
            <text:p>Weingut Baron Wid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z95ekwg1sgd6zc0mc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nberg Dolomten Petit Manseng</text:p>
          </table:table-cell>
          <table:table-cell office:value-type="string" calcext:value-type="string">
            <text:p>Andreas Baron Widmann</text:p>
          </table:table-cell>
          <table:table-cell office:value-type="float" office:value="40.20105" calcext:value-type="float">
            <text:p>40.201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Stoan 2022 </text:p>
          </table:table-cell>
          <table:table-cell office:value-type="string" calcext:value-type="string">
            <text:p>Kellerei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600" calcext:value-type="float">
            <text:p>4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ny3zdnmy8t6fhvy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oan</text:p>
          </table:table-cell>
          <table:table-cell office:value-type="string" calcext:value-type="string">
            <text:p>Tramin</text:p>
          </table:table-cell>
          <table:table-cell office:value-type="float" office:value="41.413223" calcext:value-type="float">
            <text:p>41.4132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Caruess Weiss 2021 </text:p>
          </table:table-cell>
          <table:table-cell office:value-type="string" calcext:value-type="string">
            <text:p>Weingut Röck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fe81xxxn0bwyek3vjp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ruess Weiss</text:p>
          </table:table-cell>
          <table:table-cell office:value-type="string" calcext:value-type="string">
            <text:p>Weingut Röck</text:p>
          </table:table-cell>
          <table:table-cell office:value-type="float" office:value="41.948654" calcext:value-type="float">
            <text:p>41.9486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Summ 2021 </text:p>
          </table:table-cell>
          <table:table-cell office:value-type="string" calcext:value-type="string">
            <text:p>Thomas Niedermayr – Hof Gandbe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tv5jt4q7nq8tsttq3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umm</text:p>
          </table:table-cell>
          <table:table-cell office:value-type="string" calcext:value-type="string">
            <text:p>Thomas Niedermayr</text:p>
          </table:table-cell>
          <table:table-cell office:value-type="float" office:value="48.89151" calcext:value-type="float">
            <text:p>48.8915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Viribus Unitis Weiß 2018 </text:p>
          </table:table-cell>
          <table:table-cell office:value-type="string" calcext:value-type="string">
            <text:p>Weingut Andi Sölva und Norbert Kof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200" calcext:value-type="float">
            <text:p>8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8jn5sz9wrjw5s4ray8pt4m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ribus Unitis</text:p>
          </table:table-cell>
          <table:table-cell office:value-type="string" calcext:value-type="string">
            <text:p>Andi Sölva &amp; Norbert Kofler</text:p>
          </table:table-cell>
          <table:table-cell office:value-type="float" office:value="69.790886" calcext:value-type="float">
            <text:p>69.79088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Gloria Dei 2023 </text:p>
          </table:table-cell>
          <table:table-cell office:value-type="string" calcext:value-type="string">
            <text:p>Weingut Eichen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x9qy8b3ma5exsekcy6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Gloria Dei</text:p>
          </table:table-cell>
          <table:table-cell office:value-type="string" calcext:value-type="string">
            <text:p>Eichenstein</text:p>
          </table:table-cell>
          <table:table-cell office:value-type="float" office:value="45.539536" calcext:value-type="float">
            <text:p>45.5395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Casòn Bianco 2020 </text:p>
          </table:table-cell>
          <table:table-cell office:value-type="string" calcext:value-type="string">
            <text:p>Weingut 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600" calcext:value-type="float">
            <text:p>56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feebg41e2rphqrdq1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sòn Hirschprunn Bianco Bio</text:p>
          </table:table-cell>
          <table:table-cell office:value-type="string" calcext:value-type="string">
            <text:p>Alois Lageder</text:p>
          </table:table-cell>
          <table:table-cell office:value-type="float" office:value="47.778595" calcext:value-type="float">
            <text:p>47.7785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Dolomytos 2018</text:p>
          </table:table-cell>
          <table:table-cell office:value-type="string" calcext:value-type="string">
            <text:p>Ansitz Dolomytos Sack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jsy280zdn8ek2ebhz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lomytos Weißwein</text:p>
          </table:table-cell>
          <table:table-cell office:value-type="string" calcext:value-type="string">
            <text:p>Ansitz Dolomytos Sacker</text:p>
          </table:table-cell>
          <table:table-cell office:value-type="float" office:value="69.39679" calcext:value-type="float">
            <text:p>69.3967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Réserve della Contessa 2022 </text:p>
          </table:table-cell>
          <table:table-cell office:value-type="string" calcext:value-type="string">
            <text:p>Weingut 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59grydaffac4m90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éserve della Contessa</text:p>
          </table:table-cell>
          <table:table-cell office:value-type="string" calcext:value-type="string">
            <text:p>Manincor</text:p>
          </table:table-cell>
          <table:table-cell office:value-type="float" office:value="45.81061" calcext:value-type="float">
            <text:p>45.8106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Terlaner Cuvée 2022 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0zrsanx71j9ts3e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Terlane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4.775803" calcext:value-type="float">
            <text:p>54.7758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NAMA 2018 </text:p>
          </table:table-cell>
          <table:table-cell office:value-type="string" calcext:value-type="string">
            <text:p>Kellerei Nals Mar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4600" calcext:value-type="float">
            <text:p>146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j337pq3rg2ys5snjq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Nama</text:p>
          </table:table-cell>
          <table:table-cell office:value-type="string" calcext:value-type="string">
            <text:p>Nals Margreid</text:p>
          </table:table-cell>
          <table:table-cell office:value-type="float" office:value="49.54397" calcext:value-type="float">
            <text:p>49.5439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Private Cuvée 2019 </text:p>
          </table:table-cell>
          <table:table-cell office:value-type="string" calcext:value-type="string">
            <text:p>Weingut 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vatqwx0hqhg03gyggmv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rivat Cuvée Trocken</text:p>
          </table:table-cell>
          <table:table-cell office:value-type="string" calcext:value-type="string">
            <text:p>Weingut Meßmer</text:p>
          </table:table-cell>
          <table:table-cell office:value-type="float" office:value="16.721882" calcext:value-type="float">
            <text:p>16.72188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R Riserva 2019 </text:p>
          </table:table-cell>
          <table:table-cell office:value-type="string" calcext:value-type="string">
            <text:p>Kellerei 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900" calcext:value-type="float">
            <text:p>12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2fr5ca6kj4bcg3q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Colterenzio (Schreckbichl)</text:p>
          </table:table-cell>
          <table:table-cell office:value-type="float" office:value="36.65162" calcext:value-type="float">
            <text:p>36.651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Appius </text:p>
          </table:table-cell>
          <table:table-cell office:value-type="string" calcext:value-type="string">
            <text:p>Kellerei St. Michael/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St. Michael-Eppan</text:p>
          </table:table-cell>
          <table:table-cell office:value-type="float" office:value="51.094456" calcext:value-type="float">
            <text:p>51.0944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Appius </text:p>
          </table:table-cell>
          <table:table-cell office:value-type="string" calcext:value-type="string">
            <text:p>Kellerei St. Michael/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9500" calcext:value-type="float">
            <text:p>19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St. Michael-Eppan</text:p>
          </table:table-cell>
          <table:table-cell office:value-type="float" office:value="51.094456" calcext:value-type="float">
            <text:p>51.0944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Appius </text:p>
          </table:table-cell>
          <table:table-cell office:value-type="string" calcext:value-type="string">
            <text:p>Kellerei St. Michael/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21500" calcext:value-type="float">
            <text:p>21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St. Michael-Eppan</text:p>
          </table:table-cell>
          <table:table-cell office:value-type="float" office:value="51.094456" calcext:value-type="float">
            <text:p>51.0944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Appius </text:p>
          </table:table-cell>
          <table:table-cell office:value-type="string" calcext:value-type="string">
            <text:p>Kellerei St. Michael/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St. Michael-Eppan</text:p>
          </table:table-cell>
          <table:table-cell office:value-type="float" office:value="51.094456" calcext:value-type="float">
            <text:p>51.09445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Nova Domus Terlaner Riserva 2020 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64.42574" calcext:value-type="float">
            <text:p>64.425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Aichberg 2021 </text:p>
          </table:table-cell>
          <table:table-cell office:value-type="string" calcext:value-type="string">
            <text:p>Weingut Korne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zpt13amzdan0d1rvq3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Aichberg Weiss</text:p>
          </table:table-cell>
          <table:table-cell office:value-type="string" calcext:value-type="string">
            <text:p>Kornell</text:p>
          </table:table-cell>
          <table:table-cell office:value-type="float" office:value="33.21284" calcext:value-type="float">
            <text:p>33.212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DJJ Südtiroler Weiss 2021 </text:p>
          </table:table-cell>
          <table:table-cell office:value-type="string" calcext:value-type="string">
            <text:p>Weingut Nikl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400" calcext:value-type="float">
            <text:p>74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zpfye73fhqf12c6331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JJ Weiss Riserva</text:p>
          </table:table-cell>
          <table:table-cell office:value-type="string" calcext:value-type="string">
            <text:p>Niklas</text:p>
          </table:table-cell>
          <table:table-cell office:value-type="float" office:value="43.003475" calcext:value-type="float">
            <text:p>43.00347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Adamantis Cuvée 2020 </text:p>
          </table:table-cell>
          <table:table-cell office:value-type="string" calcext:value-type="string">
            <text:p>Kellerei Eisackt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8tq6eg4dd773jz0k729c5a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Adamantis</text:p>
          </table:table-cell>
          <table:table-cell office:value-type="string" calcext:value-type="string">
            <text:p>Kellerei Eisacktal - Cantina Valle Isarco</text:p>
          </table:table-cell>
          <table:table-cell office:value-type="float" office:value="40.56137" calcext:value-type="float">
            <text:p>40.5613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Büchsenöffner Cuvée 2022 </text:p>
          </table:table-cell>
          <table:table-cell office:value-type="string" calcext:value-type="string">
            <text:p>Weingut Pit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ypxnj8r0gwcw4g44pe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oulard Cuvée Bianco</text:p>
          </table:table-cell>
          <table:table-cell office:value-type="string" calcext:value-type="string">
            <text:p>Pitzner</text:p>
          </table:table-cell>
          <table:table-cell office:value-type="float" office:value="31.430216" calcext:value-type="float">
            <text:p>31.4302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Upupa Orange 2020</text:p>
          </table:table-cell>
          <table:table-cell office:value-type="string" calcext:value-type="string">
            <text:p>Weingut Abraha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300" calcext:value-type="float">
            <text:p>4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h098vwf36e7400szd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Upupa Orange</text:p>
          </table:table-cell>
          <table:table-cell office:value-type="string" calcext:value-type="string">
            <text:p>Weingut Abraham</text:p>
          </table:table-cell>
          <table:table-cell office:value-type="float" office:value="49.60862" calcext:value-type="float">
            <text:p>49.6086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Graf Gewürztraminer 2022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1m8a2rpb1qbr1yw1t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f von Meran Gewürztraminer</text:p>
          </table:table-cell>
          <table:table-cell office:value-type="string" calcext:value-type="string">
            <text:p>Kellerei Meran</text:p>
          </table:table-cell>
          <table:table-cell office:value-type="float" office:value="42.89795" calcext:value-type="float">
            <text:p>42.897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Nussbaumer 2021</text:p>
          </table:table-cell>
          <table:table-cell office:value-type="string" calcext:value-type="string">
            <text:p>Kellerei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wvqvqhjhsn8v8t7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Nussbaumer</text:p>
          </table:table-cell>
          <table:table-cell office:value-type="string" calcext:value-type="string">
            <text:p>Tramin</text:p>
          </table:table-cell>
          <table:table-cell office:value-type="float" office:value="38.359283" calcext:value-type="float">
            <text:p>38.3592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Aimè 2022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m3pdazabe5e8664b0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imè Gewürztraminer</text:p>
          </table:table-cell>
          <table:table-cell office:value-type="string" calcext:value-type="string">
            <text:p>Girlan</text:p>
          </table:table-cell>
          <table:table-cell office:value-type="float" office:value="35.805923" calcext:value-type="float">
            <text:p>35.8059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Hohenstein 2020</text:p>
          </table:table-cell>
          <table:table-cell office:value-type="string" calcext:value-type="string">
            <text:p>Weingut Baron Long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ffjhk67b2602snanw0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ohenstein Gewürztraminer</text:p>
          </table:table-cell>
          <table:table-cell office:value-type="string" calcext:value-type="string">
            <text:p>Baron Longo</text:p>
          </table:table-cell>
          <table:table-cell office:value-type="float" office:value="41.800194" calcext:value-type="float">
            <text:p>41.80019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Sissi Passito 2019 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100" calcext:value-type="float">
            <text:p>5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1nr751w1np1jdc8dc4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issi Passito</text:p>
          </table:table-cell>
          <table:table-cell office:value-type="string" calcext:value-type="string">
            <text:p>Kellerei Meran</text:p>
          </table:table-cell>
          <table:table-cell office:value-type="float" office:value="52.901566" calcext:value-type="float">
            <text:p>52.9015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Roen 2022 </text:p>
          </table:table-cell>
          <table:table-cell office:value-type="string" calcext:value-type="string">
            <text:p>Kellerei Tramin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rggeg8359hv3kevqa8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ewürztraminer Roen</text:p>
          </table:table-cell>
          <table:table-cell office:value-type="string" calcext:value-type="string">
            <text:p>Tramin</text:p>
          </table:table-cell>
          <table:table-cell office:value-type="float" office:value="37.153923" calcext:value-type="float">
            <text:p>37.1539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Epokale 2015 </text:p>
          </table:table-cell>
          <table:table-cell office:value-type="string" calcext:value-type="string">
            <text:p>Kellerei Tramin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3100" calcext:value-type="float">
            <text:p>13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h5n9yqan0denv5sx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Epokale</text:p>
          </table:table-cell>
          <table:table-cell office:value-type="string" calcext:value-type="string">
            <text:p>Tramin</text:p>
          </table:table-cell>
          <table:table-cell office:value-type="float" office:value="39.701694" calcext:value-type="float">
            <text:p>39.70169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Terminum 2021 </text:p>
          </table:table-cell>
          <table:table-cell office:value-type="string" calcext:value-type="string">
            <text:p>Kellerei Tramin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razjdhyknctjfdj0fc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ewürztraminer Terminum</text:p>
          </table:table-cell>
          <table:table-cell office:value-type="string" calcext:value-type="string">
            <text:p>Tramin</text:p>
          </table:table-cell>
          <table:table-cell office:value-type="float" office:value="39.701694" calcext:value-type="float">
            <text:p>39.70169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Sese 2020 Muscat D'Alexandrie (0,5 l)</text:p>
          </table:table-cell>
          <table:table-cell office:value-type="string" calcext:value-type="string">
            <text:p>Azienda Agricola Tua Rita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2020" calcext:value-type="float">
            <text:p>2020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epwn4sdy5gr9kzzm9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ese Passito di Pantelleria</text:p>
          </table:table-cell>
          <table:table-cell office:value-type="string" calcext:value-type="string">
            <text:p>Tua Rita</text:p>
          </table:table-cell>
          <table:table-cell office:value-type="float" office:value="41.403362" calcext:value-type="float">
            <text:p>41.4033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Fontanasanta Nosiola 2021</text:p>
          </table:table-cell>
          <table:table-cell office:value-type="string" calcext:value-type="string">
            <text:p>Forad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cvdr1724n7cmge6k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siola Fontanasanta</text:p>
          </table:table-cell>
          <table:table-cell office:value-type="string" calcext:value-type="string">
            <text:p>Foradori</text:p>
          </table:table-cell>
          <table:table-cell office:value-type="float" office:value="55.594803" calcext:value-type="float">
            <text:p>55.5948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Cervaro della Sala 2021 </text:p>
          </table:table-cell>
          <table:table-cell office:value-type="string" calcext:value-type="string">
            <text:p>Castello della Sa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b397szz15dat7s7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ervaro della Sala</text:p>
          </table:table-cell>
          <table:table-cell office:value-type="string" calcext:value-type="string">
            <text:p>Antinori - Castello della Sala</text:p>
          </table:table-cell>
          <table:table-cell office:value-type="float" office:value="58.418" calcext:value-type="float">
            <text:p>58.4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Marangona Lugana 2023</text:p>
          </table:table-cell>
          <table:table-cell office:value-type="string" calcext:value-type="string">
            <text:p>Marango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cxjv08yz1h53ma5hy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gana</text:p>
          </table:table-cell>
          <table:table-cell office:value-type="string" calcext:value-type="string">
            <text:p>Marangona</text:p>
          </table:table-cell>
          <table:table-cell office:value-type="float" office:value="39.634468" calcext:value-type="float">
            <text:p>39.63446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Santa Cristina Lugana 2022</text:p>
          </table:table-cell>
          <table:table-cell office:value-type="string" calcext:value-type="string">
            <text:p>Weingut Zena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bds7qp3gady88ztr126cf7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gana Santa Cristina</text:p>
          </table:table-cell>
          <table:table-cell office:value-type="string" calcext:value-type="string">
            <text:p>Zenato</text:p>
          </table:table-cell>
          <table:table-cell office:value-type="float" office:value="46.705666" calcext:value-type="float">
            <text:p>46.7056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Lugana 2023</text:p>
          </table:table-cell>
          <table:table-cell office:value-type="string" calcext:value-type="string">
            <text:p>Cavaliere del Gar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qeqy3fqywz0qzrk1wa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ugana</text:p>
          </table:table-cell>
          <table:table-cell office:value-type="string" calcext:value-type="string">
            <text:p>Cavaliere del Garda</text:p>
          </table:table-cell>
          <table:table-cell office:value-type="float" office:value="45.079517" calcext:value-type="float">
            <text:p>45.07951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Vermentino di Gallura Superiore 2021</text:p>
          </table:table-cell>
          <table:table-cell office:value-type="string" calcext:value-type="string">
            <text:p>Cantina di Mogo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h362nes6211zhb362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ugarò Vermentino di Gallura Superiore</text:p>
          </table:table-cell>
          <table:table-cell office:value-type="string" calcext:value-type="string">
            <text:p>Cantina di Mogoro</text:p>
          </table:table-cell>
          <table:table-cell office:value-type="float" office:value="49.78237" calcext:value-type="float">
            <text:p>49.782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Vintage Tunina 2021 </text:p>
          </table:table-cell>
          <table:table-cell office:value-type="string" calcext:value-type="string">
            <text:p>Jer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100" calcext:value-type="float">
            <text:p>7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337vfbvx938w74edx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ntage Tunina</text:p>
          </table:table-cell>
          <table:table-cell office:value-type="string" calcext:value-type="string">
            <text:p>Jermann</text:p>
          </table:table-cell>
          <table:table-cell office:value-type="float" office:value="37.524155" calcext:value-type="float">
            <text:p>37.52415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Vie di Romans 2022 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51jnpkk9pxe4ygtv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lors di Uis</text:p>
          </table:table-cell>
          <table:table-cell office:value-type="string" calcext:value-type="string">
            <text:p>Vie di Romans</text:p>
          </table:table-cell>
          <table:table-cell office:value-type="float" office:value="35.35945" calcext:value-type="float">
            <text:p>35.359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Friulano 21</text:p>
          </table:table-cell>
          <table:table-cell office:value-type="string" calcext:value-type="string">
            <text:p>Agrargesellschaft Torre Rosazz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9q23r3z4zwxnqzhb9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Torre Rosazza</text:p>
          </table:table-cell>
          <table:table-cell office:value-type="float" office:value="44.080044" calcext:value-type="float">
            <text:p>44.08004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Chardonnay Toscana 2019</text:p>
          </table:table-cell>
          <table:table-cell office:value-type="string" calcext:value-type="string">
            <text:p>Montev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oscana</text:p>
          </table:table-cell>
          <table:table-cell office:value-type="string" calcext:value-type="string">
            <text:p>Monteverro</text:p>
          </table:table-cell>
          <table:table-cell office:value-type="float" office:value="39.510162" calcext:value-type="float">
            <text:p>39.5101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Gavi di Gavi 2023 </text:p>
          </table:table-cell>
          <table:table-cell office:value-type="string" calcext:value-type="string">
            <text:p>Villa Spari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200" calcext:value-type="float">
            <text:p>3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ax4dc3cg2m10656nv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avi</text:p>
          </table:table-cell>
          <table:table-cell office:value-type="string" calcext:value-type="string">
            <text:p>Villa Sparina</text:p>
          </table:table-cell>
          <table:table-cell office:value-type="float" office:value="53.862076" calcext:value-type="float">
            <text:p>53.86207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Etna Bianco „Contrada Blandano“ 2018</text:p>
          </table:table-cell>
          <table:table-cell office:value-type="string" calcext:value-type="string">
            <text:p>Terra Costant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pw6208qgh1xctqn4a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ntrada Blandano Etna Blanc</text:p>
          </table:table-cell>
          <table:table-cell office:value-type="string" calcext:value-type="string">
            <text:p>Terra Costantino</text:p>
          </table:table-cell>
          <table:table-cell office:value-type="float" office:value="59.380825" calcext:value-type="float">
            <text:p>59.38082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Soave Superiore 2021</text:p>
          </table:table-cell>
          <table:table-cell office:value-type="string" calcext:value-type="string">
            <text:p>Dal Cero – Weingut Corte Giacobb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c74f1r1djxhd8d6np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gneto Runcata Soave Superiore</text:p>
          </table:table-cell>
          <table:table-cell office:value-type="string" calcext:value-type="string">
            <text:p>Tenuta di Corte Giacobbe</text:p>
          </table:table-cell>
          <table:table-cell office:value-type="float" office:value="35.235497" calcext:value-type="float">
            <text:p>35.23549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La Rose de Manincor 2023</text:p>
          </table:table-cell>
          <table:table-cell office:value-type="string" calcext:value-type="string">
            <text:p>Weingut 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51hdtk6xz0xbmwk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 Rosé de Manincor Bio</text:p>
          </table:table-cell>
          <table:table-cell office:value-type="string" calcext:value-type="string">
            <text:p>Manincor</text:p>
          </table:table-cell>
          <table:table-cell office:value-type="float" office:value="45.45761" calcext:value-type="float">
            <text:p>45.4576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Rosalie 2022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300" calcext:value-type="float">
            <text:p>3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1m082yvd5nj668tj0m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Festival Rosalie</text:p>
          </table:table-cell>
          <table:table-cell office:value-type="string" calcext:value-type="string">
            <text:p>Kellerei Meran</text:p>
          </table:table-cell>
          <table:table-cell office:value-type="float" office:value="45.797806" calcext:value-type="float">
            <text:p>45.79780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Bacio Rosa 2021 </text:p>
          </table:table-cell>
          <table:table-cell office:value-type="string" calcext:value-type="string">
            <text:p>Weingut Malava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h96qb72mwxf0pypa90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Bacio Rosa</text:p>
          </table:table-cell>
          <table:table-cell office:value-type="string" calcext:value-type="string">
            <text:p>Malavasi</text:p>
          </table:table-cell>
          <table:table-cell office:value-type="float" office:value="41.043083" calcext:value-type="float">
            <text:p>41.0430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Mathilde 2022 </text:p>
          </table:table-cell>
          <table:table-cell office:value-type="string" calcext:value-type="string">
            <text:p>Innerlei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17yqdqc2kcqqhen3rr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Blauburgunder Rosé Mathilde</text:p>
          </table:table-cell>
          <table:table-cell office:value-type="string" calcext:value-type="string">
            <text:p>Weingut Innerleiterhof</text:p>
          </table:table-cell>
          <table:table-cell office:value-type="float" office:value="34.58664" calcext:value-type="float">
            <text:p>34.586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Morgenrot 2022 </text:p>
          </table:table-cell>
          <table:table-cell office:value-type="string" calcext:value-type="string">
            <text:p>Himmelreich-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vazjy1awnftsmnp9n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orgenrot</text:p>
          </table:table-cell>
          <table:table-cell office:value-type="string" calcext:value-type="string">
            <text:p>Himmelreich Hof</text:p>
          </table:table-cell>
          <table:table-cell office:value-type="float" office:value="47.258667" calcext:value-type="float">
            <text:p>47.2586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Flaschenpost 2018 </text:p>
          </table:table-cell>
          <table:table-cell office:value-type="string" calcext:value-type="string">
            <text:p>Kiemberger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2018" calcext:value-type="float">
            <text:p>2018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3t0ytzxf3q579ch00q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Flaschenpost Cuvée Rosé</text:p>
          </table:table-cell>
          <table:table-cell office:value-type="string" calcext:value-type="string">
            <text:p>Kiemberger</text:p>
          </table:table-cell>
          <table:table-cell office:value-type="float" office:value="42.4791" calcext:value-type="float">
            <text:p>42.479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Rosa 2021 </text:p>
          </table:table-cell>
          <table:table-cell office:value-type="string" calcext:value-type="string">
            <text:p>Kellerei De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6np5mcqj0zd2hf0c07a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é</text:p>
          </table:table-cell>
          <table:table-cell office:value-type="string" calcext:value-type="string">
            <text:p>Bottwartal Kellerei</text:p>
          </table:table-cell>
          <table:table-cell office:value-type="float" office:value="17.97727" calcext:value-type="float">
            <text:p>17.977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Calafuria 2022 </text:p>
          </table:table-cell>
          <table:table-cell office:value-type="string" calcext:value-type="string">
            <text:p>Weingut Tormares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7e2e90hgx5kepc3wyb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Furía di Calafuria</text:p>
          </table:table-cell>
          <table:table-cell office:value-type="string" calcext:value-type="string">
            <text:p>Tormaresca</text:p>
          </table:table-cell>
          <table:table-cell office:value-type="float" office:value="36.90033" calcext:value-type="float">
            <text:p>36.900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Deciso </text:p>
          </table:table-cell>
          <table:table-cell office:value-type="string" calcext:value-type="string">
            <text:p>Vinuci Monteverde Sagg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cz82k9vge0ypy86y1p2zqv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Deciso dealcolizzato</text:p>
          </table:table-cell>
          <table:table-cell office:value-type="string" calcext:value-type="string">
            <text:p>VINUCI Monteverde Saggio</text:p>
          </table:table-cell>
          <table:table-cell office:value-type="float" office:value="57.737396" calcext:value-type="float">
            <text:p>57.737396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Flein Sauvignon Blanc</text:p>
          </table:table-cell>
          <table:table-cell office:value-type="string" calcext:value-type="string">
            <text:p>Kellerei 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v1677m9b4dmy8hh1g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lein - Saft Vom Sauvignon Blanc Alkoholfrei</text:p>
          </table:table-cell>
          <table:table-cell office:value-type="string" calcext:value-type="string">
            <text:p>Cantina Kurtatsch</text:p>
          </table:table-cell>
          <table:table-cell office:value-type="float" office:value="31.663994" calcext:value-type="float">
            <text:p>31.66399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Flein Moscato</text:p>
          </table:table-cell>
          <table:table-cell office:value-type="string" calcext:value-type="string">
            <text:p>Kellerei 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hh2mf3vqqvmfxtc42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lein Saft Vom Moscato Giallo</text:p>
          </table:table-cell>
          <table:table-cell office:value-type="string" calcext:value-type="string">
            <text:p>Cantina Kurtatsch</text:p>
          </table:table-cell>
          <table:table-cell office:value-type="float" office:value="32.56595" calcext:value-type="float">
            <text:p>32.565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Sof Toskana Rosé 2022 </text:p>
          </table:table-cell>
          <table:table-cell office:value-type="string" calcext:value-type="string">
            <text:p>Weingut Bis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r9vm7qzwpsdtaczwnr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Sof Bibbona</text:p>
          </table:table-cell>
          <table:table-cell office:value-type="string" calcext:value-type="string">
            <text:p>Biserno</text:p>
          </table:table-cell>
          <table:table-cell office:value-type="float" office:value="37.221706" calcext:value-type="float">
            <text:p>37.22170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Leggero 2021</text:p>
          </table:table-cell>
          <table:table-cell office:value-type="string" calcext:value-type="string">
            <text:p>Weingut Pranzeg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fnvdt4fktwa1bww25v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Rosso Leggero</text:p>
          </table:table-cell>
          <table:table-cell office:value-type="string" calcext:value-type="string">
            <text:p>Pranzegg</text:p>
          </table:table-cell>
          <table:table-cell office:value-type="float" office:value="39.32331" calcext:value-type="float">
            <text:p>39.3233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Quintessenz 2021</text:p>
          </table:table-cell>
          <table:table-cell office:value-type="string" calcext:value-type="string">
            <text:p>Kellerei 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300" calcext:value-type="float">
            <text:p>3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havqcdwjssnx9927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intessenz Sauvignon</text:p>
          </table:table-cell>
          <table:table-cell office:value-type="string" calcext:value-type="string">
            <text:p>Kaltern</text:p>
          </table:table-cell>
          <table:table-cell office:value-type="float" office:value="33.60768" calcext:value-type="float">
            <text:p>33.6076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Upupa Rot Alte Reben 2021</text:p>
          </table:table-cell>
          <table:table-cell office:value-type="string" calcext:value-type="string">
            <text:p>Weingut Abraha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h0hgfb6v60mx3bynp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Upupa Rot</text:p>
          </table:table-cell>
          <table:table-cell office:value-type="string" calcext:value-type="string">
            <text:p>Weingut Abraham</text:p>
          </table:table-cell>
          <table:table-cell office:value-type="float" office:value="48.92765" calcext:value-type="float">
            <text:p>48.9276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Versal 2018</text:p>
          </table:table-cell>
          <table:table-cell office:value-type="string" calcext:value-type="string">
            <text:p>Weingut Ober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07jcjk8n8zag0gwdm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sal</text:p>
          </table:table-cell>
          <table:table-cell office:value-type="string" calcext:value-type="string">
            <text:p>Weingut Oberstein</text:p>
          </table:table-cell>
          <table:table-cell office:value-type="float" office:value="45.777702" calcext:value-type="float">
            <text:p>45.77770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ROT 2019</text:p>
          </table:table-cell>
          <table:table-cell office:value-type="string" calcext:value-type="string">
            <text:p>Weinmanufaktur Luis Oberrau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3n4kx2jf6enpe00nm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calamonte Rot</text:p>
          </table:table-cell>
          <table:table-cell office:value-type="string" calcext:value-type="string">
            <text:p>Brunner Weinmanufaktur</text:p>
          </table:table-cell>
          <table:table-cell office:value-type="float" office:value="24.11403" calcext:value-type="float">
            <text:p>24.114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Fürst Meraner Vernatsch 2020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hsa2beq5dgzxah1w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aner Fürst</text:p>
          </table:table-cell>
          <table:table-cell office:value-type="string" calcext:value-type="string">
            <text:p>Kellerei Meran</text:p>
          </table:table-cell>
          <table:table-cell office:value-type="float" office:value="50.626938" calcext:value-type="float">
            <text:p>50.62693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St. Magdalener Classico 2020</text:p>
          </table:table-cell>
          <table:table-cell office:value-type="string" calcext:value-type="string">
            <text:p>Weingut Wasser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46qcng65xzyefgmd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Classico</text:p>
          </table:table-cell>
          <table:table-cell office:value-type="string" calcext:value-type="string">
            <text:p>Wassererhof</text:p>
          </table:table-cell>
          <table:table-cell office:value-type="float" office:value="50.20468" calcext:value-type="float">
            <text:p>50.2046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St. Magdalener Klassisch 2022</text:p>
          </table:table-cell>
          <table:table-cell office:value-type="string" calcext:value-type="string">
            <text:p>Weingut Erbhof Untergan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26g1h115m8gqb0wt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Klassisch</text:p>
          </table:table-cell>
          <table:table-cell office:value-type="string" calcext:value-type="string">
            <text:p>Erbhof Unterganzner</text:p>
          </table:table-cell>
          <table:table-cell office:value-type="float" office:value="66.34744" calcext:value-type="float">
            <text:p>66.3474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Kalterersee Auslese Sea 2021</text:p>
          </table:table-cell>
          <table:table-cell office:value-type="string" calcext:value-type="string">
            <text:p>Weingut Andi Söl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mekg6ad99pvwwehg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a Kalterersee Auslese Klassisch</text:p>
          </table:table-cell>
          <table:table-cell office:value-type="string" calcext:value-type="string">
            <text:p>Weingut Andi Sölva</text:p>
          </table:table-cell>
          <table:table-cell office:value-type="float" office:value="49.793682" calcext:value-type="float">
            <text:p>49.7936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Gant 2020</text:p>
          </table:table-cell>
          <table:table-cell office:value-type="string" calcext:value-type="string">
            <text:p>Kellerei Andri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h81000dkhjr5nycrc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Gant</text:p>
          </table:table-cell>
          <table:table-cell office:value-type="string" calcext:value-type="string">
            <text:p>Andrian</text:p>
          </table:table-cell>
          <table:table-cell office:value-type="float" office:value="31.197815" calcext:value-type="float">
            <text:p>31.1978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Siebeneich Merlot Riserva 2020</text:p>
          </table:table-cell>
          <table:table-cell office:value-type="string" calcext:value-type="string">
            <text:p>Kellerei 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gx3e29tj6x388br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iebeneich</text:p>
          </table:table-cell>
          <table:table-cell office:value-type="string" calcext:value-type="string">
            <text:p>Colterenzio (Schreckbichl)</text:p>
          </table:table-cell>
          <table:table-cell office:value-type="float" office:value="39.707047" calcext:value-type="float">
            <text:p>39.7070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Merlot 2023</text:p>
          </table:table-cell>
          <table:table-cell office:value-type="string" calcext:value-type="string">
            <text:p>Weingut 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rhwfyrtm8xdtxbj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Elena Walch</text:p>
          </table:table-cell>
          <table:table-cell office:value-type="float" office:value="42.87018" calcext:value-type="float">
            <text:p>42.8701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Vigna Kressfeld Merlot Riserva</text:p>
          </table:table-cell>
          <table:table-cell office:value-type="string" calcext:value-type="string">
            <text:p>Weingut Korne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ezez7xbwrgwrh61zpa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Kressfeld</text:p>
          </table:table-cell>
          <table:table-cell office:value-type="string" calcext:value-type="string">
            <text:p>Kornell</text:p>
          </table:table-cell>
          <table:table-cell office:value-type="float" office:value="44.093964" calcext:value-type="float">
            <text:p>44.09396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Vigna Kressfeld Merlot Riserva</text:p>
          </table:table-cell>
          <table:table-cell office:value-type="string" calcext:value-type="string">
            <text:p>Weingut Korne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ezez7xbwrgwrh61zpa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Kressfeld</text:p>
          </table:table-cell>
          <table:table-cell office:value-type="string" calcext:value-type="string">
            <text:p>Kornell</text:p>
          </table:table-cell>
          <table:table-cell office:value-type="float" office:value="44.093964" calcext:value-type="float">
            <text:p>44.09396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Merlot Riserva Nussbaum 2020</text:p>
          </table:table-cell>
          <table:table-cell office:value-type="string" calcext:value-type="string">
            <text:p>Weingut Klos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ezej622h1sqhppdwzq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ussbaum Merlot Riserva</text:p>
          </table:table-cell>
          <table:table-cell office:value-type="string" calcext:value-type="string">
            <text:p>Klosterhof</text:p>
          </table:table-cell>
          <table:table-cell office:value-type="float" office:value="38.44504" calcext:value-type="float">
            <text:p>38.4450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Merlot Riserva 2019</text:p>
          </table:table-cell>
          <table:table-cell office:value-type="string" calcext:value-type="string">
            <text:p>Schlossweingut Stachlburg Baron von Kripp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ezetw50pvwege1fzkd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Wolfsthurn</text:p>
          </table:table-cell>
          <table:table-cell office:value-type="string" calcext:value-type="string">
            <text:p>Stachlburg</text:p>
          </table:table-cell>
          <table:table-cell office:value-type="float" office:value="34.919155" calcext:value-type="float">
            <text:p>34.9191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Levad 2020</text:p>
          </table:table-cell>
          <table:table-cell office:value-type="string" calcext:value-type="string">
            <text:p>Kellerei Nals Mar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dbqsw4vswax6agr8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Levad</text:p>
          </table:table-cell>
          <table:table-cell office:value-type="string" calcext:value-type="string">
            <text:p>Nals Margreid</text:p>
          </table:table-cell>
          <table:table-cell office:value-type="float" office:value="54.073566" calcext:value-type="float">
            <text:p>54.0735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DJJ Merlot Riserva 2021</text:p>
          </table:table-cell>
          <table:table-cell office:value-type="string" calcext:value-type="string">
            <text:p>Weingut Nikl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ezer873f0xw45ymkp9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JJ Merlot Riserva</text:p>
          </table:table-cell>
          <table:table-cell office:value-type="string" calcext:value-type="string">
            <text:p>Niklas</text:p>
          </table:table-cell>
          <table:table-cell office:value-type="float" office:value="43.325542" calcext:value-type="float">
            <text:p>43.3255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Brenntal Merlot Riserva 2020</text:p>
          </table:table-cell>
          <table:table-cell office:value-type="string" calcext:value-type="string">
            <text:p>Kellerei 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v03g64rzcatxnbg9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Brenntal</text:p>
          </table:table-cell>
          <table:table-cell office:value-type="string" calcext:value-type="string">
            <text:p>Cantina Kurtatsch</text:p>
          </table:table-cell>
          <table:table-cell office:value-type="float" office:value="38.707947" calcext:value-type="float">
            <text:p>38.70794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Siebeneich Merlot Riserva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y4nmgm36x8hcwy1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iebeneich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8.185524" calcext:value-type="float">
            <text:p>58.1855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Siebeneich Merlot Riserva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y4nmgm36x8hcwy1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iebeneich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8.185524" calcext:value-type="float">
            <text:p>58.1855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Monticol Riserva 2020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agw365140he6yvs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Monticol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2.573837" calcext:value-type="float">
            <text:p>52.5738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Schwarze Madonna</text:p>
          </table:table-cell>
          <table:table-cell office:value-type="string" calcext:value-type="string">
            <text:p>Weingut Klos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gh5n5xvsmz8m7q47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Schwarze Madonna</text:p>
          </table:table-cell>
          <table:table-cell office:value-type="string" calcext:value-type="string">
            <text:p>Klosterhof</text:p>
          </table:table-cell>
          <table:table-cell office:value-type="float" office:value="34.957043" calcext:value-type="float">
            <text:p>34.9570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chwarze Madonna</text:p>
          </table:table-cell>
          <table:table-cell office:value-type="string" calcext:value-type="string">
            <text:p>Weingut Klos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gh5n5xvsmz8m7q47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Schwarze Madonna</text:p>
          </table:table-cell>
          <table:table-cell office:value-type="string" calcext:value-type="string">
            <text:p>Klosterhof</text:p>
          </table:table-cell>
          <table:table-cell office:value-type="float" office:value="34.957043" calcext:value-type="float">
            <text:p>34.95704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Burgum Novum Riserva</text:p>
          </table:table-cell>
          <table:table-cell office:value-type="string" calcext:value-type="string">
            <text:p>Weingut Castelf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wg326pjr7eptg3ks2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Burgum Novum</text:p>
          </table:table-cell>
          <table:table-cell office:value-type="string" calcext:value-type="string">
            <text:p>Castelfeder</text:p>
          </table:table-cell>
          <table:table-cell office:value-type="float" office:value="45.418907" calcext:value-type="float">
            <text:p>45.41890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Burgum Novum Riserva</text:p>
          </table:table-cell>
          <table:table-cell office:value-type="string" calcext:value-type="string">
            <text:p>Weingut Castelf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wg326pjr7eptg3ks2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Burgum Novum</text:p>
          </table:table-cell>
          <table:table-cell office:value-type="string" calcext:value-type="string">
            <text:p>Castelfeder</text:p>
          </table:table-cell>
          <table:table-cell office:value-type="float" office:value="45.418907" calcext:value-type="float">
            <text:p>45.41890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Amantus 2021</text:p>
          </table:table-cell>
          <table:table-cell office:value-type="string" calcext:value-type="string">
            <text:p>Weingut Eichen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gp9963tk23ecr5b9y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ntus</text:p>
          </table:table-cell>
          <table:table-cell office:value-type="string" calcext:value-type="string">
            <text:p>Eichenstein</text:p>
          </table:table-cell>
          <table:table-cell office:value-type="float" office:value="43.010723" calcext:value-type="float">
            <text:p>43.01072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Blauburgunder Riserva Vigna Kofl 2020</text:p>
          </table:table-cell>
          <table:table-cell office:value-type="string" calcext:value-type="string">
            <text:p>Weingut Peter Zemm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akm3me5609hqtywhc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a Kofl Pinot Noir Riserva</text:p>
          </table:table-cell>
          <table:table-cell office:value-type="string" calcext:value-type="string">
            <text:p>Peter Zemmer</text:p>
          </table:table-cell>
          <table:table-cell office:value-type="float" office:value="47.840485" calcext:value-type="float">
            <text:p>47.8404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Pigeno 2020</text:p>
          </table:table-cell>
          <table:table-cell office:value-type="string" calcext:value-type="string">
            <text:p>Weingut Strob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z6q8r5v4193gt20j9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Pigeno</text:p>
          </table:table-cell>
          <table:table-cell office:value-type="string" calcext:value-type="string">
            <text:p>Stroblhof</text:p>
          </table:table-cell>
          <table:table-cell office:value-type="float" office:value="39.87444" calcext:value-type="float">
            <text:p>39.874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Pinot Nero 2022</text:p>
          </table:table-cell>
          <table:table-cell office:value-type="string" calcext:value-type="string">
            <text:p>Kellerei Andri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h6ykavgqfmt3gs73a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</text:p>
          </table:table-cell>
          <table:table-cell office:value-type="string" calcext:value-type="string">
            <text:p>Andrian</text:p>
          </table:table-cell>
          <table:table-cell office:value-type="float" office:value="26.346937" calcext:value-type="float">
            <text:p>26.34693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Barthenau Vigna S. Urbano 2018</text:p>
          </table:table-cell>
          <table:table-cell office:value-type="string" calcext:value-type="string">
            <text:p>Weingut J. 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b4rjgpder3smhfakv2fcd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Barthenau Vigna S. Urbano</text:p>
          </table:table-cell>
          <table:table-cell office:value-type="string" calcext:value-type="string">
            <text:p>J. Hofstätter</text:p>
          </table:table-cell>
          <table:table-cell office:value-type="float" office:value="54.921253" calcext:value-type="float">
            <text:p>54.92125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Blauburgunder Riserva 2021</text:p>
          </table:table-cell>
          <table:table-cell office:value-type="string" calcext:value-type="string">
            <text:p>Weinhof Prackfo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hc0gm7taz9qrtkb2p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üdtiroler Blauburgunder</text:p>
          </table:table-cell>
          <table:table-cell office:value-type="string" calcext:value-type="string">
            <text:p>Prackfol</text:p>
          </table:table-cell>
          <table:table-cell office:value-type="float" office:value="37.12833" calcext:value-type="float">
            <text:p>37.128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Blauburgunder vom Roten Kalk 2020</text:p>
          </table:table-cell>
          <table:table-cell office:value-type="string" calcext:value-type="string">
            <text:p>Weingut Abraha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8jgr0k98y78rggb3b5spqy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Vom Roten Kalk</text:p>
          </table:table-cell>
          <table:table-cell office:value-type="string" calcext:value-type="string">
            <text:p>Weingut Abraham</text:p>
          </table:table-cell>
          <table:table-cell office:value-type="float" office:value="56.78019" calcext:value-type="float">
            <text:p>56.7801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Wildmonn Riserva 2020</text:p>
          </table:table-cell>
          <table:table-cell office:value-type="string" calcext:value-type="string">
            <text:p>Weingut Wildmo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amddqa0h9j94h7y6s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</text:p>
          </table:table-cell>
          <table:table-cell office:value-type="string" calcext:value-type="string">
            <text:p>Weingut Wildmonn</text:p>
          </table:table-cell>
          <table:table-cell office:value-type="float" office:value="39.4534" calcext:value-type="float">
            <text:p>39.453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Südtiroler Blauburgunder Mazzon 2019</text:p>
          </table:table-cell>
          <table:table-cell office:value-type="string" calcext:value-type="string">
            <text:p>Weingut Gottar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e6eyk0vrp2w5w8h4f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üdtiroler Blauburgunder Riserva Mazzon</text:p>
          </table:table-cell>
          <table:table-cell office:value-type="string" calcext:value-type="string">
            <text:p>Weingut Gottardi</text:p>
          </table:table-cell>
          <table:table-cell office:value-type="float" office:value="52.24842" calcext:value-type="float">
            <text:p>52.248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Lagrein 2020</text:p>
          </table:table-cell>
          <table:table-cell office:value-type="string" calcext:value-type="string">
            <text:p>Weinmanufaktur Luis Oberrau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100" calcext:value-type="float">
            <text:p>4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fe87je0es7w2p2gj0t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</text:p>
          </table:table-cell>
          <table:table-cell office:value-type="string" calcext:value-type="string">
            <text:p>Luis</text:p>
          </table:table-cell>
          <table:table-cell office:value-type="float" office:value="24.272785" calcext:value-type="float">
            <text:p>24.27278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Gries Riserva 2021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yach7bbmsg2nehj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Grie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6.7592" calcext:value-type="float">
            <text:p>46.759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Taber Riserva 2021</text:p>
          </table:table-cell>
          <table:table-cell office:value-type="string" calcext:value-type="string">
            <text:p>Kellerei 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600" calcext:value-type="float">
            <text:p>66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8.96736" calcext:value-type="float">
            <text:p>38.9673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Perl 2022</text:p>
          </table:table-cell>
          <table:table-cell office:value-type="string" calcext:value-type="string">
            <text:p>Kellerei 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h9wf5mefat3mteje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Perl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3.045265" calcext:value-type="float">
            <text:p>33.04526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Porphyr Riserva 2020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2.641357" calcext:value-type="float">
            <text:p>52.6413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Rotes Bergwerk 2018</text:p>
          </table:table-cell>
          <table:table-cell office:value-type="string" calcext:value-type="string">
            <text:p>Weingut Kiem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ztvpddgtfj7yt9280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Rotes Bergwerk</text:p>
          </table:table-cell>
          <table:table-cell office:value-type="string" calcext:value-type="string">
            <text:p>Kiemberger</text:p>
          </table:table-cell>
          <table:table-cell office:value-type="float" office:value="41.29943" calcext:value-type="float">
            <text:p>41.29943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Lagrein Riserva Weingarten Klosteranger 2020</text:p>
          </table:table-cell>
          <table:table-cell office:value-type="string" calcext:value-type="string">
            <text:p>Klosterkellerei Muri 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0300" calcext:value-type="float">
            <text:p>103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h93j1t0fkgezz7faz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Weingarten Klosteranger</text:p>
          </table:table-cell>
          <table:table-cell office:value-type="string" calcext:value-type="string">
            <text:p>Muri-Gries</text:p>
          </table:table-cell>
          <table:table-cell office:value-type="float" office:value="67.56015" calcext:value-type="float">
            <text:p>67.560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Segen Riserva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1ndjfgwfcy9b346c9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gen Lagrein Riserva</text:p>
          </table:table-cell>
          <table:table-cell office:value-type="string" calcext:value-type="string">
            <text:p>Kellerei Meran</text:p>
          </table:table-cell>
          <table:table-cell office:value-type="float" office:value="46.035187" calcext:value-type="float">
            <text:p>46.0351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Segen Riserva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1ndjfgwfcy9b346c9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gen Lagrein Riserva</text:p>
          </table:table-cell>
          <table:table-cell office:value-type="string" calcext:value-type="string">
            <text:p>Kellerei Meran</text:p>
          </table:table-cell>
          <table:table-cell office:value-type="float" office:value="46.035187" calcext:value-type="float">
            <text:p>46.0351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Segen Riserva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1ndjfgwfcy9b346c9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gen Lagrein Riserva</text:p>
          </table:table-cell>
          <table:table-cell office:value-type="string" calcext:value-type="string">
            <text:p>Kellerei Meran</text:p>
          </table:table-cell>
          <table:table-cell office:value-type="float" office:value="46.035187" calcext:value-type="float">
            <text:p>46.03518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Prestige Grieser Lagrein Riserva 2020</text:p>
          </table:table-cell>
          <table:table-cell office:value-type="string" calcext:value-type="string">
            <text:p>Kellerei 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kw7jf5cfc2n6dyee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ieser Lagrein Prestige Riserva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7.03996" calcext:value-type="float">
            <text:p>47.0399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Laianus Riserva 2018</text:p>
          </table:table-cell>
          <table:table-cell office:value-type="string" calcext:value-type="string">
            <text:p>Weingut Klaus Len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ffgv0mphgxm93r08fh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ianus Lagrein Riserva</text:p>
          </table:table-cell>
          <table:table-cell office:value-type="string" calcext:value-type="string">
            <text:p>Klaus Lentsch</text:p>
          </table:table-cell>
          <table:table-cell office:value-type="float" office:value="50.005165" calcext:value-type="float">
            <text:p>50.00516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Mirell Riserva 2020</text:p>
          </table:table-cell>
          <table:table-cell office:value-type="string" calcext:value-type="string">
            <text:p>Ansitz Wald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jsjmc5trft3fn3tf0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Mirell</text:p>
          </table:table-cell>
          <table:table-cell office:value-type="string" calcext:value-type="string">
            <text:p>Ansitz Waldgries</text:p>
          </table:table-cell>
          <table:table-cell office:value-type="float" office:value="56.28766" calcext:value-type="float">
            <text:p>56.287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Lamarein</text:p>
          </table:table-cell>
          <table:table-cell office:value-type="string" calcext:value-type="string">
            <text:p>Weingut Erbhof Untergan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2600" calcext:value-type="float">
            <text:p>126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Lamarein</text:p>
          </table:table-cell>
          <table:table-cell office:value-type="string" calcext:value-type="string">
            <text:p>Erbhof Unterganzner</text:p>
          </table:table-cell>
          <table:table-cell office:value-type="float" office:value="57.13686" calcext:value-type="float">
            <text:p>57.1368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Lamarein</text:p>
          </table:table-cell>
          <table:table-cell office:value-type="string" calcext:value-type="string">
            <text:p>Weingut Erbhof Untergan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3600" calcext:value-type="float">
            <text:p>13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Lamarein</text:p>
          </table:table-cell>
          <table:table-cell office:value-type="string" calcext:value-type="string">
            <text:p>Erbhof Unterganzner</text:p>
          </table:table-cell>
          <table:table-cell office:value-type="float" office:value="57.13686" calcext:value-type="float">
            <text:p>57.1368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Sass Roà Riserva 2020</text:p>
          </table:table-cell>
          <table:table-cell office:value-type="string" calcext:value-type="string">
            <text:p>Landesweingut Laim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tw7casdabj21s14q2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Sass Roà</text:p>
          </table:table-cell>
          <table:table-cell office:value-type="string" calcext:value-type="string">
            <text:p>Laimburg</text:p>
          </table:table-cell>
          <table:table-cell office:value-type="float" office:value="41.61532" calcext:value-type="float">
            <text:p>41.6153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Kirchhügel Riserva 2020</text:p>
          </table:table-cell>
          <table:table-cell office:value-type="string" calcext:value-type="string">
            <text:p>Kellerei 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mj3ae03131n9q396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Kirchhügel</text:p>
          </table:table-cell>
          <table:table-cell office:value-type="string" calcext:value-type="string">
            <text:p>Cantina Kurtatsch</text:p>
          </table:table-cell>
          <table:table-cell office:value-type="float" office:value="37.165142" calcext:value-type="float">
            <text:p>37.16514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COR Römigberg 2018</text:p>
          </table:table-cell>
          <table:table-cell office:value-type="string" calcext:value-type="string">
            <text:p>Weingut 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300" calcext:value-type="float">
            <text:p>7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fe8mfk2wp94pty52a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ömigberg COR Bio</text:p>
          </table:table-cell>
          <table:table-cell office:value-type="string" calcext:value-type="string">
            <text:p>Alois Lageder</text:p>
          </table:table-cell>
          <table:table-cell office:value-type="float" office:value="49.651695" calcext:value-type="float">
            <text:p>49.65169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Freienfeld Riserva</text:p>
          </table:table-cell>
          <table:table-cell office:value-type="string" calcext:value-type="string">
            <text:p>Kellerei 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tz61c48n6cea8e6rt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Freienfeld</text:p>
          </table:table-cell>
          <table:table-cell office:value-type="string" calcext:value-type="string">
            <text:p>Cantina Kurtatsch</text:p>
          </table:table-cell>
          <table:table-cell office:value-type="float" office:value="35.81394" calcext:value-type="float">
            <text:p>35.8139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Freienfeld Riserva</text:p>
          </table:table-cell>
          <table:table-cell office:value-type="string" calcext:value-type="string">
            <text:p>Kellerei 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tz61c48n6cea8e6rt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Freienfeld</text:p>
          </table:table-cell>
          <table:table-cell office:value-type="string" calcext:value-type="string">
            <text:p>Cantina Kurtatsch</text:p>
          </table:table-cell>
          <table:table-cell office:value-type="float" office:value="35.81394" calcext:value-type="float">
            <text:p>35.8139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Mumelter Riserva 2019</text:p>
          </table:table-cell>
          <table:table-cell office:value-type="string" calcext:value-type="string">
            <text:p>Kellerei 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jxv0saw84ah1f6jh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Mumelt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9.858402" calcext:value-type="float">
            <text:p>39.85840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Staffes Riserva</text:p>
          </table:table-cell>
          <table:table-cell office:value-type="string" calcext:value-type="string">
            <text:p>Weingut Korne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560drjja56baway98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taffes</text:p>
          </table:table-cell>
          <table:table-cell office:value-type="string" calcext:value-type="string">
            <text:p>Kornell</text:p>
          </table:table-cell>
          <table:table-cell office:value-type="float" office:value="39.046883" calcext:value-type="float">
            <text:p>39.0468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Staffes Riserva</text:p>
          </table:table-cell>
          <table:table-cell office:value-type="string" calcext:value-type="string">
            <text:p>Weingut Korne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560drjja56baway98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taffes</text:p>
          </table:table-cell>
          <table:table-cell office:value-type="string" calcext:value-type="string">
            <text:p>Kornell</text:p>
          </table:table-cell>
          <table:table-cell office:value-type="float" office:value="39.046883" calcext:value-type="float">
            <text:p>39.04688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Quintessenz Riserva 2020</text:p>
          </table:table-cell>
          <table:table-cell office:value-type="string" calcext:value-type="string">
            <text:p>Kellerei 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gtf8mqh1jmt2ry9y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Quintessenz</text:p>
          </table:table-cell>
          <table:table-cell office:value-type="string" calcext:value-type="string">
            <text:p>Kaltern</text:p>
          </table:table-cell>
          <table:table-cell office:value-type="float" office:value="34.349747" calcext:value-type="float">
            <text:p>34.3497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Cabernet Riserva</text:p>
          </table:table-cell>
          <table:table-cell office:value-type="string" calcext:value-type="string">
            <text:p>Weingut Wasser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mtv9hs68tw6yk6x62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</text:p>
          </table:table-cell>
          <table:table-cell office:value-type="string" calcext:value-type="string">
            <text:p>Wassererhof</text:p>
          </table:table-cell>
          <table:table-cell office:value-type="float" office:value="37.14954" calcext:value-type="float">
            <text:p>37.149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Cabernet Riserva</text:p>
          </table:table-cell>
          <table:table-cell office:value-type="string" calcext:value-type="string">
            <text:p>Weingut Wasser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mtv9hs68tw6yk6x62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</text:p>
          </table:table-cell>
          <table:table-cell office:value-type="string" calcext:value-type="string">
            <text:p>Wassererhof</text:p>
          </table:table-cell>
          <table:table-cell office:value-type="float" office:value="37.14954" calcext:value-type="float">
            <text:p>37.149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Cabernet Riserva</text:p>
          </table:table-cell>
          <table:table-cell office:value-type="string" calcext:value-type="string">
            <text:p>Weingut Wasser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mtv9hs68tw6yk6x62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</text:p>
          </table:table-cell>
          <table:table-cell office:value-type="string" calcext:value-type="string">
            <text:p>Wassererhof</text:p>
          </table:table-cell>
          <table:table-cell office:value-type="float" office:value="37.14954" calcext:value-type="float">
            <text:p>37.149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Barleith 2020 </text:p>
          </table:table-cell>
          <table:table-cell office:value-type="string" calcext:value-type="string">
            <text:p>Bioweinhof Tröpflta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mjby94bk4zjbdfcgh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Barleith Bio</text:p>
          </table:table-cell>
          <table:table-cell office:value-type="string" calcext:value-type="string">
            <text:p>Tröpfltalhof</text:p>
          </table:table-cell>
          <table:table-cell office:value-type="float" office:value="42.316784" calcext:value-type="float">
            <text:p>42.3167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Vigna Toren Riserva 2020</text:p>
          </table:table-cell>
          <table:table-cell office:value-type="string" calcext:value-type="string">
            <text:p>Schlosskellerei 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5400" calcext:value-type="float">
            <text:p>154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fhs28y8xmmryes74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Toren</text:p>
          </table:table-cell>
          <table:table-cell office:value-type="string" calcext:value-type="string">
            <text:p>Tiefenbrunner</text:p>
          </table:table-cell>
          <table:table-cell office:value-type="float" office:value="39.16221" calcext:value-type="float">
            <text:p>39.162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Vigna Toren Riserva 2020</text:p>
          </table:table-cell>
          <table:table-cell office:value-type="string" calcext:value-type="string">
            <text:p>Schlosskellerei Tiefenbrun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32500" calcext:value-type="float">
            <text:p>32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fhs28y8xmmryes74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Toren</text:p>
          </table:table-cell>
          <table:table-cell office:value-type="string" calcext:value-type="string">
            <text:p>Tiefenbrunner</text:p>
          </table:table-cell>
          <table:table-cell office:value-type="float" office:value="39.16221" calcext:value-type="float">
            <text:p>39.1622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Mauritius 2020 </text:p>
          </table:table-cell>
          <table:table-cell office:value-type="string" calcext:value-type="string">
            <text:p>Kellerei 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kpyzqr21yc1p3a36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-Merlot Mauritius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5.683567" calcext:value-type="float">
            <text:p>35.6835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Col de Réy 2018 </text:p>
          </table:table-cell>
          <table:table-cell office:value-type="string" calcext:value-type="string">
            <text:p>Landesweingut Laim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2qpnzv0h58cx4ydcz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l de Réy</text:p>
          </table:table-cell>
          <table:table-cell office:value-type="string" calcext:value-type="string">
            <text:p>Laimburg</text:p>
          </table:table-cell>
          <table:table-cell office:value-type="float" office:value="42.10717" calcext:value-type="float">
            <text:p>42.1071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Iugum 2017 </text:p>
          </table:table-cell>
          <table:table-cell office:value-type="string" calcext:value-type="string">
            <text:p>Weingut Peter Dip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700" calcext:value-type="float">
            <text:p>57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h7qv6jhpqwyczj3w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Sauvignon Iugum</text:p>
          </table:table-cell>
          <table:table-cell office:value-type="string" calcext:value-type="string">
            <text:p>Peter Dipoli</text:p>
          </table:table-cell>
          <table:table-cell office:value-type="float" office:value="49.83055" calcext:value-type="float">
            <text:p>49.830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Graf Merlot-Lagrein 2022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p60c326hher4grh6s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Lagrein Graf</text:p>
          </table:table-cell>
          <table:table-cell office:value-type="string" calcext:value-type="string">
            <text:p>Kellerei Meran</text:p>
          </table:table-cell>
          <table:table-cell office:value-type="float" office:value="50.21456" calcext:value-type="float">
            <text:p>50.214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Composition Reif 2022 </text:p>
          </table:table-cell>
          <table:table-cell office:value-type="string" calcext:value-type="string">
            <text:p>Weingut Erbhof Untergan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kza4y83vwrfm2gfk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Erbhof Unterganzner</text:p>
          </table:table-cell>
          <table:table-cell office:value-type="float" office:value="65.2043" calcext:value-type="float">
            <text:p>65.20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Castel Campan 2020 </text:p>
          </table:table-cell>
          <table:table-cell office:value-type="string" calcext:value-type="string">
            <text:p>Weingut 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0900" calcext:value-type="float">
            <text:p>109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fteyvmd67b82hxx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tel Campan Bio</text:p>
          </table:table-cell>
          <table:table-cell office:value-type="string" calcext:value-type="string">
            <text:p>Manincor</text:p>
          </table:table-cell>
          <table:table-cell office:value-type="float" office:value="43.963577" calcext:value-type="float">
            <text:p>43.9635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Mumbolt 2021 </text:p>
          </table:table-cell>
          <table:table-cell office:value-type="string" calcext:value-type="string">
            <text:p>Wasser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mt2842kfecnra4e22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umbolt</text:p>
          </table:table-cell>
          <table:table-cell office:value-type="string" calcext:value-type="string">
            <text:p>Wassererhof</text:p>
          </table:table-cell>
          <table:table-cell office:value-type="float" office:value="45.844616" calcext:value-type="float">
            <text:p>45.8446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Linticlarus Riserva 2021 </text:p>
          </table:table-cell>
          <table:table-cell office:value-type="string" calcext:value-type="string">
            <text:p>Schlosskellerei 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fa44sfp5261p2gar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inticlarus Cuvée Riserva</text:p>
          </table:table-cell>
          <table:table-cell office:value-type="string" calcext:value-type="string">
            <text:p>Tiefenbrunner</text:p>
          </table:table-cell>
          <table:table-cell office:value-type="float" office:value="41.06233" calcext:value-type="float">
            <text:p>41.062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Viribus Unitis 2018 </text:p>
          </table:table-cell>
          <table:table-cell office:value-type="string" calcext:value-type="string">
            <text:p>Weingut Andi Sölva und Norbert Kof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400" calcext:value-type="float">
            <text:p>8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8jn5sz9wrjw5s4ray8pt4m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ribus Unitis</text:p>
          </table:table-cell>
          <table:table-cell office:value-type="string" calcext:value-type="string">
            <text:p>Andi Sölva &amp; Norbert Kofler</text:p>
          </table:table-cell>
          <table:table-cell office:value-type="float" office:value="69.790886" calcext:value-type="float">
            <text:p>69.79088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Frauenriegel 2020 </text:p>
          </table:table-cell>
          <table:table-cell office:value-type="string" calcext:value-type="string">
            <text:p>Weingut Peter Dip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we22sfkcnygkwks31h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rauenriegel</text:p>
          </table:table-cell>
          <table:table-cell office:value-type="string" calcext:value-type="string">
            <text:p>Peter Dipoli</text:p>
          </table:table-cell>
          <table:table-cell office:value-type="float" office:value="56.541904" calcext:value-type="float">
            <text:p>56.54190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Kunstwerk der Natur Sagittarius 2019</text:p>
          </table:table-cell>
          <table:table-cell office:value-type="string" calcext:value-type="string">
            <text:p>Weingut Kränze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n7mbzdg0nwfgwm7w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unstwerk der Natur Sagittarius</text:p>
          </table:table-cell>
          <table:table-cell office:value-type="string" calcext:value-type="string">
            <text:p>Kränzelhof Graf Pfeil</text:p>
          </table:table-cell>
          <table:table-cell office:value-type="float" office:value="47.70041" calcext:value-type="float">
            <text:p>47.7004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Staffelfeld 2020 </text:p>
          </table:table-cell>
          <table:table-cell office:value-type="string" calcext:value-type="string">
            <text:p>Weingut Baron Wid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za4wdx8jrjcn6q6st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-Merlot Cuvée Staffelfeld</text:p>
          </table:table-cell>
          <table:table-cell office:value-type="string" calcext:value-type="string">
            <text:p>Andreas Baron Widmann</text:p>
          </table:table-cell>
          <table:table-cell office:value-type="float" office:value="40.793472" calcext:value-type="float">
            <text:p>40.79347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Cassiano 2020 </text:p>
          </table:table-cell>
          <table:table-cell office:value-type="string" calcext:value-type="string">
            <text:p>Weingut 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b0pcbwmmy0vdycn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siano Bio</text:p>
          </table:table-cell>
          <table:table-cell office:value-type="string" calcext:value-type="string">
            <text:p>Manincor</text:p>
          </table:table-cell>
          <table:table-cell office:value-type="float" office:value="40.30577" calcext:value-type="float">
            <text:p>40.305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TRES 2016 </text:p>
          </table:table-cell>
          <table:table-cell office:value-type="string" calcext:value-type="string">
            <text:p>Kellerei 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21500" calcext:value-type="float">
            <text:p>21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v0sxqtmdxtqmth8ch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Cabernet Riserva Tres</text:p>
          </table:table-cell>
          <table:table-cell office:value-type="string" calcext:value-type="string">
            <text:p>Cantina Kurtatsch</text:p>
          </table:table-cell>
          <table:table-cell office:value-type="float" office:value="27.380424" calcext:value-type="float">
            <text:p>27.3804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Klaser Stoanadler Riserva 2021 </text:p>
          </table:table-cell>
          <table:table-cell office:value-type="string" calcext:value-type="string">
            <text:p>Weingut Nikl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zpd1jhbz2mfzeyzypa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oanodler Klaser Riserva</text:p>
          </table:table-cell>
          <table:table-cell office:value-type="string" calcext:value-type="string">
            <text:p>Niklas</text:p>
          </table:table-cell>
          <table:table-cell office:value-type="float" office:value="48.352825" calcext:value-type="float">
            <text:p>48.3528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Saperaira 2019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q47w415nv7n8w3s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peraia</text:p>
          </table:table-cell>
          <table:table-cell office:value-type="string" calcext:value-type="string">
            <text:p>Kellerei Meran</text:p>
          </table:table-cell>
          <table:table-cell office:value-type="float" office:value="50.66162" calcext:value-type="float">
            <text:p>50.661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Barolo Bricco delle Viole 2013</text:p>
          </table:table-cell>
          <table:table-cell office:value-type="string" calcext:value-type="string">
            <text:p>G.D. Vaj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5900" calcext:value-type="float">
            <text:p>15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j2f6pt3ee8k8qeg5g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ricco Delle Viole</text:p>
          </table:table-cell>
          <table:table-cell office:value-type="string" calcext:value-type="string">
            <text:p>G.D. Vajra</text:p>
          </table:table-cell>
          <table:table-cell office:value-type="float" office:value="54.36618" calcext:value-type="float">
            <text:p>54.366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Barolo 2019</text:p>
          </table:table-cell>
          <table:table-cell office:value-type="string" calcext:value-type="string">
            <text:p>Kellerei Massol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700" calcext:value-type="float">
            <text:p>57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g1y065j77e42zysr9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Massolino</text:p>
          </table:table-cell>
          <table:table-cell office:value-type="float" office:value="36.991882" calcext:value-type="float">
            <text:p>36.9918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Barolo Lazzarito 2019</text:p>
          </table:table-cell>
          <table:table-cell office:value-type="string" calcext:value-type="string">
            <text:p>Kellerei Viet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9900" calcext:value-type="float">
            <text:p>19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7r5pny6wr77tb9cz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Lazzarito</text:p>
          </table:table-cell>
          <table:table-cell office:value-type="string" calcext:value-type="string">
            <text:p>Vietti</text:p>
          </table:table-cell>
          <table:table-cell office:value-type="float" office:value="47.747555" calcext:value-type="float">
            <text:p>47.7475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Montebruna 2020</text:p>
          </table:table-cell>
          <table:table-cell office:value-type="string" calcext:value-type="string">
            <text:p>Weingut Brai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5ecvskr4debpczwvb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sti Montebruna</text:p>
          </table:table-cell>
          <table:table-cell office:value-type="string" calcext:value-type="string">
            <text:p>Braida</text:p>
          </table:table-cell>
          <table:table-cell office:value-type="float" office:value="37.67513" calcext:value-type="float">
            <text:p>37.6751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Barbera d’Asti Bricco dell’Uccellone</text:p>
          </table:table-cell>
          <table:table-cell office:value-type="string" calcext:value-type="string">
            <text:p>Weingut Brai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40fyqcc0945rr0se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sti Bricco dell'Uccellone</text:p>
          </table:table-cell>
          <table:table-cell office:value-type="string" calcext:value-type="string">
            <text:p>Braida</text:p>
          </table:table-cell>
          <table:table-cell office:value-type="float" office:value="53.803894" calcext:value-type="float">
            <text:p>53.80389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Barbera del Monferrato Rivalta 2003</text:p>
          </table:table-cell>
          <table:table-cell office:value-type="string" calcext:value-type="string">
            <text:p>Villa Spari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3" calcext:value-type="float">
            <text:p>2003</text:p>
          </table:table-cell>
          <table:table-cell office:value-type="float" office:value="6900" calcext:value-type="float">
            <text:p>6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chzv9hcwtefadvf72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el Monferrato Superiore Rivalta</text:p>
          </table:table-cell>
          <table:table-cell office:value-type="string" calcext:value-type="string">
            <text:p>Villa Sparina</text:p>
          </table:table-cell>
          <table:table-cell office:value-type="float" office:value="53.133255" calcext:value-type="float">
            <text:p>53.1332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Barbaresco</text:p>
          </table:table-cell>
          <table:table-cell office:value-type="string" calcext:value-type="string">
            <text:p>Weingut Produttori del Barbare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2q77fb88zxfbzs90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Produttori del Barbaresco</text:p>
          </table:table-cell>
          <table:table-cell office:value-type="float" office:value="48.213524" calcext:value-type="float">
            <text:p>48.2135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Barbaresco</text:p>
          </table:table-cell>
          <table:table-cell office:value-type="string" calcext:value-type="string">
            <text:p>Weingut Produttori del Barbare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2q77fb88zxfbzs90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Produttori del Barbaresco</text:p>
          </table:table-cell>
          <table:table-cell office:value-type="float" office:value="48.213524" calcext:value-type="float">
            <text:p>48.2135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Barbaresco Don Fiarino Riserva 2016</text:p>
          </table:table-cell>
          <table:table-cell office:value-type="string" calcext:value-type="string">
            <text:p>Weingut Produttori del Barbare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8bk3gfkxyng43jj49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Don Fiorino</text:p>
          </table:table-cell>
          <table:table-cell office:value-type="string" calcext:value-type="string">
            <text:p>Produttori del Barbaresco</text:p>
          </table:table-cell>
          <table:table-cell office:value-type="float" office:value="59.176174" calcext:value-type="float">
            <text:p>59.1761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Barbaresco Secondine 2019 Kellerei</text:p>
          </table:table-cell>
          <table:table-cell office:value-type="string" calcext:value-type="string">
            <text:p>Alfredo Prun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7qqpywz8jyv6jyny4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Secondine</text:p>
          </table:table-cell>
          <table:table-cell office:value-type="string" calcext:value-type="string">
            <text:p>Prunotto</text:p>
          </table:table-cell>
          <table:table-cell office:value-type="float" office:value="48.361458" calcext:value-type="float">
            <text:p>48.36145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Barbaresco 2019</text:p>
          </table:table-cell>
          <table:table-cell office:value-type="string" calcext:value-type="string">
            <text:p>Agrargesellschaft 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9000" calcext:value-type="float">
            <text:p>29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m8y62ggabzd1kdm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Gaja</text:p>
          </table:table-cell>
          <table:table-cell office:value-type="float" office:value="33.145798" calcext:value-type="float">
            <text:p>33.14579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string" calcext:value-type="string">
            <text:p>Nebbiolo Perbacco 2019</text:p>
          </table:table-cell>
          <table:table-cell office:value-type="string" calcext:value-type="string">
            <text:p>Kellerei Viet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7rqwdh3c9mffcjqj0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Nebbiolo Perbacco</text:p>
          </table:table-cell>
          <table:table-cell office:value-type="string" calcext:value-type="string">
            <text:p>Vietti</text:p>
          </table:table-cell>
          <table:table-cell office:value-type="float" office:value="44.984493" calcext:value-type="float">
            <text:p>44.98449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Solo per un Amico 2012 </text:p>
          </table:table-cell>
          <table:table-cell office:value-type="string" calcext:value-type="string">
            <text:p>Kellerei Secondo Mar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0200" calcext:value-type="float">
            <text:p>102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a217691brcg4mnse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o Per un Amico</text:p>
          </table:table-cell>
          <table:table-cell office:value-type="string" calcext:value-type="string">
            <text:p>Secondo Marco</text:p>
          </table:table-cell>
          <table:table-cell office:value-type="float" office:value="61.566727" calcext:value-type="float">
            <text:p>61.56672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Amarone della Valpolicella 2013</text:p>
          </table:table-cell>
          <table:table-cell office:value-type="string" calcext:value-type="string">
            <text:p>Kellerei Secondo Mar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7500" calcext:value-type="float">
            <text:p>7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twsy05prbvz33fy5h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</text:p>
          </table:table-cell>
          <table:table-cell office:value-type="string" calcext:value-type="string">
            <text:p>Secondo Marco</text:p>
          </table:table-cell>
          <table:table-cell office:value-type="float" office:value="53.07206" calcext:value-type="float">
            <text:p>53.0720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Fumetto Riserva 2008 </text:p>
          </table:table-cell>
          <table:table-cell office:value-type="string" calcext:value-type="string">
            <text:p>Kellerei Secondo Mar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26900" calcext:value-type="float">
            <text:p>26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vp4wnrh91q4q675g0e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Riserva Fumetto</text:p>
          </table:table-cell>
          <table:table-cell office:value-type="string" calcext:value-type="string">
            <text:p>Secondo Marco</text:p>
          </table:table-cell>
          <table:table-cell office:value-type="float" office:value="44.87528" calcext:value-type="float">
            <text:p>44.8752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Valpolicella Ripasso Superiore 2019</text:p>
          </table:table-cell>
          <table:table-cell office:value-type="string" calcext:value-type="string">
            <text:p>Weingut Zena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fnr67jf8jfan1y6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Ripasso Superiore "Ripassa"</text:p>
          </table:table-cell>
          <table:table-cell office:value-type="string" calcext:value-type="string">
            <text:p>Zenato</text:p>
          </table:table-cell>
          <table:table-cell office:value-type="float" office:value="43.923546" calcext:value-type="float">
            <text:p>43.92354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Valpolicella Valpantena Superiore 2019</text:p>
          </table:table-cell>
          <table:table-cell office:value-type="string" calcext:value-type="string">
            <text:p>Costa Arèn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3r4qfvdj36kmn46g9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Valpantena Superiore</text:p>
          </table:table-cell>
          <table:table-cell office:value-type="string" calcext:value-type="string">
            <text:p>Costa Arente</text:p>
          </table:table-cell>
          <table:table-cell office:value-type="float" office:value="59.376915" calcext:value-type="float">
            <text:p>59.37691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Amarone della Valpolicella Classico 2018</text:p>
          </table:table-cell>
          <table:table-cell office:value-type="string" calcext:value-type="string">
            <text:p>Weingut Zena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400" calcext:value-type="float">
            <text:p>8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2ry507c65jp5spd8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Zenato</text:p>
          </table:table-cell>
          <table:table-cell office:value-type="float" office:value="43.442047" calcext:value-type="float">
            <text:p>43.44204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Weingut Bert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16100" calcext:value-type="float">
            <text:p>16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04mne6hz94hhd71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Bertani</text:p>
          </table:table-cell>
          <table:table-cell office:value-type="float" office:value="45.500366" calcext:value-type="float">
            <text:p>45.50036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Weingut Bert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19800" calcext:value-type="float">
            <text:p>19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04mne6hz94hhd71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Bertani</text:p>
          </table:table-cell>
          <table:table-cell office:value-type="float" office:value="45.500366" calcext:value-type="float">
            <text:p>45.5003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Kairos Cuvée 2019</text:p>
          </table:table-cell>
          <table:table-cell office:value-type="string" calcext:value-type="string">
            <text:p>Zýmē di Celestino Gasp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33x2khd7hzvbmm8nd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iros 15 vitigni</text:p>
          </table:table-cell>
          <table:table-cell office:value-type="string" calcext:value-type="string">
            <text:p>Zýmē</text:p>
          </table:table-cell>
          <table:table-cell office:value-type="float" office:value="37.629444" calcext:value-type="float">
            <text:p>37.629444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Amarone della Valpolicella Case Vecie 2017</text:p>
          </table:table-cell>
          <table:table-cell office:value-type="string" calcext:value-type="string">
            <text:p>Agrargesellschaft Brigalda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pj91atgn0kgsats8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ase Vecie</text:p>
          </table:table-cell>
          <table:table-cell office:value-type="string" calcext:value-type="string">
            <text:p>Brigaldara</text:p>
          </table:table-cell>
          <table:table-cell office:value-type="float" office:value="57.758553" calcext:value-type="float">
            <text:p>57.7585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Ilmerlot 2011</text:p>
          </table:table-cell>
          <table:table-cell office:value-type="string" calcext:value-type="string">
            <text:p>Ca’ del Bo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5vh4bs48g8kd6tp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IlMerlot</text:p>
          </table:table-cell>
          <table:table-cell office:value-type="string" calcext:value-type="string">
            <text:p>Ca' del Bosco</text:p>
          </table:table-cell>
          <table:table-cell office:value-type="float" office:value="34.27218" calcext:value-type="float">
            <text:p>34.27218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Veronese Rosso Campofiorin 2012 COR, RON</text:p>
          </table:table-cell>
          <table:table-cell office:value-type="string" calcext:value-type="string">
            <text:p>Weingut Ma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7600" calcext:value-type="float">
            <text:p>7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xkn9a0dhjgrp1qk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mpofiorin</text:p>
          </table:table-cell>
          <table:table-cell office:value-type="string" calcext:value-type="string">
            <text:p>Masi</text:p>
          </table:table-cell>
          <table:table-cell office:value-type="float" office:value="32.255074" calcext:value-type="float">
            <text:p>32.2550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Terra di Monteverro </text:p>
          </table:table-cell>
          <table:table-cell office:value-type="string" calcext:value-type="string">
            <text:p>Weingut Montev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300" calcext:value-type="float">
            <text:p>73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9k2rhbm6pw1kcyd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a di Monteverro</text:p>
          </table:table-cell>
          <table:table-cell office:value-type="string" calcext:value-type="string">
            <text:p>Monteverro</text:p>
          </table:table-cell>
          <table:table-cell office:value-type="float" office:value="53.31806" calcext:value-type="float">
            <text:p>53.3180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string" calcext:value-type="string">
            <text:p>Bolgheri Villa Donoratico 2020 </text:p>
          </table:table-cell>
          <table:table-cell office:value-type="string" calcext:value-type="string">
            <text:p>Weingut Argenti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m9s048vhn3xe8t9z8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Donoratico Bolgheri</text:p>
          </table:table-cell>
          <table:table-cell office:value-type="string" calcext:value-type="string">
            <text:p>Tenuta Argentiera</text:p>
          </table:table-cell>
          <table:table-cell office:value-type="float" office:value="49.996933" calcext:value-type="float">
            <text:p>49.99693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Rosso di Montalcino Pian delle Vigne</text:p>
          </table:table-cell>
          <table:table-cell office:value-type="string" calcext:value-type="string">
            <text:p>Tenuta 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wmqzp04j2hn059yk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an delle Vigne Vignaferrovia Brunello di Montalcino Riserva</text:p>
          </table:table-cell>
          <table:table-cell office:value-type="string" calcext:value-type="string">
            <text:p>Antinori</text:p>
          </table:table-cell>
          <table:table-cell office:value-type="float" office:value="42.11136" calcext:value-type="float">
            <text:p>42.11136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Rosso di Montalcino Pian delle Vigne</text:p>
          </table:table-cell>
          <table:table-cell office:value-type="string" calcext:value-type="string">
            <text:p>Tenuta 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8300" calcext:value-type="float">
            <text:p>83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wmqzp04j2hn059yk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an delle Vigne Vignaferrovia Brunello di Montalcino Riserva</text:p>
          </table:table-cell>
          <table:table-cell office:value-type="string" calcext:value-type="string">
            <text:p>Antinori</text:p>
          </table:table-cell>
          <table:table-cell office:value-type="float" office:value="42.11136" calcext:value-type="float">
            <text:p>42.111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Sassicaia </text:p>
          </table:table-cell>
          <table:table-cell office:value-type="string" calcext:value-type="string">
            <text:p>Kellerei 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3000" calcext:value-type="float">
            <text:p>43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39.32603" calcext:value-type="float">
            <text:p>39.326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Sassicaia </text:p>
          </table:table-cell>
          <table:table-cell office:value-type="string" calcext:value-type="string">
            <text:p>Kellerei 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3000" calcext:value-type="float">
            <text:p>43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39.32603" calcext:value-type="float">
            <text:p>39.326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Sassicaia </text:p>
          </table:table-cell>
          <table:table-cell office:value-type="string" calcext:value-type="string">
            <text:p>Kellerei 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5000" calcext:value-type="float">
            <text:p>75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39.32603" calcext:value-type="float">
            <text:p>39.326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string" calcext:value-type="string">
            <text:p>Sassicaia </text:p>
          </table:table-cell>
          <table:table-cell office:value-type="string" calcext:value-type="string">
            <text:p>Kellerei 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5000" calcext:value-type="float">
            <text:p>55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39.32603" calcext:value-type="float">
            <text:p>39.326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Sassicaia </text:p>
          </table:table-cell>
          <table:table-cell office:value-type="string" calcext:value-type="string">
            <text:p>Kellerei 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45000" calcext:value-type="float">
            <text:p>45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39.32603" calcext:value-type="float">
            <text:p>39.3260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Il Bruciato 2022 </text:p>
          </table:table-cell>
          <table:table-cell office:value-type="string" calcext:value-type="string">
            <text:p>Weingut Guado al Tasso –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2q2hmw4ae4sbrw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Il Bruciato</text:p>
          </table:table-cell>
          <table:table-cell office:value-type="string" calcext:value-type="string">
            <text:p>Antinori - Tenuta Guado al Tasso</text:p>
          </table:table-cell>
          <table:table-cell office:value-type="float" office:value="57.321022" calcext:value-type="float">
            <text:p>57.32102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string" calcext:value-type="string">
            <text:p>Insoglio del Cinghiale 2022 </text:p>
          </table:table-cell>
          <table:table-cell office:value-type="string" calcext:value-type="string">
            <text:p>Weingut Bis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7wnaxg3748nwg9bv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nsoglio del Cinghiale</text:p>
          </table:table-cell>
          <table:table-cell office:value-type="string" calcext:value-type="string">
            <text:p>Biserno - Tenuta Campo di Sasso</text:p>
          </table:table-cell>
          <table:table-cell office:value-type="float" office:value="40.661575" calcext:value-type="float">
            <text:p>40.66157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Brunello di Montalcino Riserva 2012 Duelecci Ovest</text:p>
          </table:table-cell>
          <table:table-cell office:value-type="string" calcext:value-type="string">
            <text:p>Tenuta di Ses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2100" calcext:value-type="float">
            <text:p>12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cvdbtcvy0avj3tmsd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uelecci Est Riserva Brunello di Montalcino (Duelecci Ovest)</text:p>
          </table:table-cell>
          <table:table-cell office:value-type="string" calcext:value-type="string">
            <text:p>Tenuta di Sesta</text:p>
          </table:table-cell>
          <table:table-cell office:value-type="float" office:value="60.156906" calcext:value-type="float">
            <text:p>60.15690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Desiderio Toscana Merlot 2020</text:p>
          </table:table-cell>
          <table:table-cell office:value-type="string" calcext:value-type="string">
            <text:p>Avignone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400" calcext:value-type="float">
            <text:p>74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s1ykn5cfzvyrbxaza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Desiderio Bio</text:p>
          </table:table-cell>
          <table:table-cell office:value-type="string" calcext:value-type="string">
            <text:p>Avignonesi</text:p>
          </table:table-cell>
          <table:table-cell office:value-type="float" office:value="39.54043" calcext:value-type="float">
            <text:p>39.540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string" calcext:value-type="string">
            <text:p>Cepparello Sangiovese Toscana 2019</text:p>
          </table:table-cell>
          <table:table-cell office:value-type="string" calcext:value-type="string">
            <text:p>Isole E Ole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5x8kxsrj2cn2p1729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Cepparello Rosso</text:p>
          </table:table-cell>
          <table:table-cell office:value-type="string" calcext:value-type="string">
            <text:p>Isole e Olena</text:p>
          </table:table-cell>
          <table:table-cell office:value-type="float" office:value="51.643524" calcext:value-type="float">
            <text:p>51.64352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Brunello di Montalcino 2019</text:p>
          </table:table-cell>
          <table:table-cell office:value-type="string" calcext:value-type="string">
            <text:p>Weingut Col d’Or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7yj7v5jfb46xpycg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astagio Brunello di Montalcino</text:p>
          </table:table-cell>
          <table:table-cell office:value-type="string" calcext:value-type="string">
            <text:p>Col d'Orcia</text:p>
          </table:table-cell>
          <table:table-cell office:value-type="float" office:value="47.63353" calcext:value-type="float">
            <text:p>47.633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When We Dance Chianti Classico 2022</text:p>
          </table:table-cell>
          <table:table-cell office:value-type="string" calcext:value-type="string">
            <text:p>Weingut Il Palag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ja0y8bjcg0r5ymdkb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hen We Dance Chianti</text:p>
          </table:table-cell>
          <table:table-cell office:value-type="string" calcext:value-type="string">
            <text:p>Tenuta Il Palagio</text:p>
          </table:table-cell>
          <table:table-cell office:value-type="float" office:value="53.256863" calcext:value-type="float">
            <text:p>53.256863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Villa Antinori Chianti Classico Riserva 2020</text:p>
          </table:table-cell>
          <table:table-cell office:value-type="string" calcext:value-type="string">
            <text:p>Weingut Marchese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xf72gjy9r69hjwv6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lazzo Antinori Chianti Classico Riserva</text:p>
          </table:table-cell>
          <table:table-cell office:value-type="string" calcext:value-type="string">
            <text:p>Antinori</text:p>
          </table:table-cell>
          <table:table-cell office:value-type="float" office:value="44.09185" calcext:value-type="float">
            <text:p>44.09185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string" calcext:value-type="string">
            <text:p>Marchese Antinori Chianti Classico Riserva 2020</text:p>
          </table:table-cell>
          <table:table-cell office:value-type="string" calcext:value-type="string">
            <text:p>Weingut Tignanel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3k078377hwdc931gm2b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Weingut Flick</text:p>
          </table:table-cell>
          <table:table-cell office:value-type="float" office:value="13.943234" calcext:value-type="float">
            <text:p>13.9432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Cont’Ugo 2021 </text:p>
          </table:table-cell>
          <table:table-cell office:value-type="string" calcext:value-type="string">
            <text:p>Weingut Guado al Ta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560dmr2hrsxt1em3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Cont'Ugo</text:p>
          </table:table-cell>
          <table:table-cell office:value-type="string" calcext:value-type="string">
            <text:p>Antinori - Tenuta Guado al Tasso</text:p>
          </table:table-cell>
          <table:table-cell office:value-type="float" office:value="43.08999" calcext:value-type="float">
            <text:p>43.0899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string" calcext:value-type="string">
            <text:p>Concerto di Fonterutoli 2015 </text:p>
          </table:table-cell>
          <table:table-cell office:value-type="string" calcext:value-type="string">
            <text:p>Mazzei Castello di Fonterut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ye8ag1rxax9t611h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ncerto Di Fonterutoli</text:p>
          </table:table-cell>
          <table:table-cell office:value-type="string" calcext:value-type="string">
            <text:p>Mazzei - Castello di Fonterutoli</text:p>
          </table:table-cell>
          <table:table-cell office:value-type="float" office:value="71.39802" calcext:value-type="float">
            <text:p>71.3980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Solaia 2019 </text:p>
          </table:table-cell>
          <table:table-cell office:value-type="string" calcext:value-type="string">
            <text:p>Tenuta Tignanello -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500" calcext:value-type="float">
            <text:p>49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62.739426" calcext:value-type="float">
            <text:p>62.73942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Cabreo Il Borgo 2019 </text:p>
          </table:table-cell>
          <table:table-cell office:value-type="string" calcext:value-type="string">
            <text:p>Ambrogio e Giovanni Folon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knynrpnpqr7n02vm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rgo della Rocca</text:p>
          </table:table-cell>
          <table:table-cell office:value-type="string" calcext:value-type="string">
            <text:p>Giovanni Sarti</text:p>
          </table:table-cell>
          <table:table-cell office:value-type="float" office:value="23.24289" calcext:value-type="float">
            <text:p>23.2428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Il Blu Rosso </text:p>
          </table:table-cell>
          <table:table-cell office:value-type="string" calcext:value-type="string">
            <text:p>Branc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700" calcext:value-type="float">
            <text:p>97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059cbvd5963rqbm6t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Blu</text:p>
          </table:table-cell>
          <table:table-cell office:value-type="string" calcext:value-type="string">
            <text:p>Brancaia</text:p>
          </table:table-cell>
          <table:table-cell office:value-type="float" office:value="43.621544" calcext:value-type="float">
            <text:p>43.6215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Il Blu Rosso </text:p>
          </table:table-cell>
          <table:table-cell office:value-type="string" calcext:value-type="string">
            <text:p>Branc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9" calcext:value-type="float">
            <text:p>1999</text:p>
          </table:table-cell>
          <table:table-cell office:value-type="float" office:value="14900" calcext:value-type="float">
            <text:p>14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059cbvd5963rqbm6t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Blu</text:p>
          </table:table-cell>
          <table:table-cell office:value-type="string" calcext:value-type="string">
            <text:p>Brancaia</text:p>
          </table:table-cell>
          <table:table-cell office:value-type="float" office:value="43.621544" calcext:value-type="float">
            <text:p>43.6215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Primitivo di Manduria Abbasc 2021</text:p>
          </table:table-cell>
          <table:table-cell office:value-type="string" calcext:value-type="string">
            <text:p>Kellerei Ion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23zmj6bssq9xbrw7c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mitivo di Manduria</text:p>
          </table:table-cell>
          <table:table-cell office:value-type="string" calcext:value-type="string">
            <text:p>Ioniς (Ionis)</text:p>
          </table:table-cell>
          <table:table-cell office:value-type="float" office:value="51.38266" calcext:value-type="float">
            <text:p>51.382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Ater Primitivo di Manduria 2015</text:p>
          </table:table-cell>
          <table:table-cell office:value-type="string" calcext:value-type="string">
            <text:p>Kellerei Ion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syknn4ft36f6fy4a3pbj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ter Primitivo</text:p>
          </table:table-cell>
          <table:table-cell office:value-type="string" calcext:value-type="string">
            <text:p>Ioniς (Ionis)</text:p>
          </table:table-cell>
          <table:table-cell office:value-type="float" office:value="51.438587" calcext:value-type="float">
            <text:p>51.43858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„Es“ Primitivo di Manduria 2022</text:p>
          </table:table-cell>
          <table:table-cell office:value-type="string" calcext:value-type="string">
            <text:p>Gianfranco F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700" calcext:value-type="float">
            <text:p>87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hbhm8bfjjcw2z50av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mitivo Es</text:p>
          </table:table-cell>
          <table:table-cell office:value-type="string" calcext:value-type="string">
            <text:p>Gianfranco Fino</text:p>
          </table:table-cell>
          <table:table-cell office:value-type="float" office:value="50.45716" calcext:value-type="float">
            <text:p>50.457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„Jo“ Negroamaro 2020</text:p>
          </table:table-cell>
          <table:table-cell office:value-type="string" calcext:value-type="string">
            <text:p>Gianfranco F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700" calcext:value-type="float">
            <text:p>87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hbgarrg0k1c68vct6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groamaro Jo</text:p>
          </table:table-cell>
          <table:table-cell office:value-type="string" calcext:value-type="string">
            <text:p>Gianfranco Fino</text:p>
          </table:table-cell>
          <table:table-cell office:value-type="float" office:value="52.222282" calcext:value-type="float">
            <text:p>52.2222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Mille e una Notte 2019 </text:p>
          </table:table-cell>
          <table:table-cell office:value-type="string" calcext:value-type="string">
            <text:p>Kellerei Donnafuga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5xwn0938js30zqnvs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ille E Una Notte</text:p>
          </table:table-cell>
          <table:table-cell office:value-type="string" calcext:value-type="string">
            <text:p>Donnafugata</text:p>
          </table:table-cell>
          <table:table-cell office:value-type="float" office:value="54.657784" calcext:value-type="float">
            <text:p>54.657784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string" calcext:value-type="string">
            <text:p>Dolce &amp; Gabbana Tancredi 2020 </text:p>
          </table:table-cell>
          <table:table-cell office:value-type="string" calcext:value-type="string">
            <text:p>Kellerei Donnafuga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jm7zs3xmrc0qwvps5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ancredi Edizione Limitata Dolce &amp; Gabbana</text:p>
          </table:table-cell>
          <table:table-cell office:value-type="string" calcext:value-type="string">
            <text:p>Donnafugata</text:p>
          </table:table-cell>
          <table:table-cell office:value-type="float" office:value="47.576687" calcext:value-type="float">
            <text:p>47.5766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Merlot Ars Magna 2016</text:p>
          </table:table-cell>
          <table:table-cell office:value-type="string" calcext:value-type="string">
            <text:p>Kellerei Omina Roma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gy9n9y68htjffv5gp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s Magna Merlot</text:p>
          </table:table-cell>
          <table:table-cell office:value-type="string" calcext:value-type="string">
            <text:p>Ômina Romana</text:p>
          </table:table-cell>
          <table:table-cell office:value-type="float" office:value="59.179108" calcext:value-type="float">
            <text:p>59.17910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Montepulciano Jarno Rosso 2015</text:p>
          </table:table-cell>
          <table:table-cell office:value-type="string" calcext:value-type="string">
            <text:p>Castorani Colline Pescare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z0kfcb3k5dcyzg7g8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Jarno Rosso</text:p>
          </table:table-cell>
          <table:table-cell office:value-type="string" calcext:value-type="string">
            <text:p>Castorani</text:p>
          </table:table-cell>
          <table:table-cell office:value-type="float" office:value="42.639793" calcext:value-type="float">
            <text:p>42.63979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Nero d’Avola Dieci Inverni 2012</text:p>
          </table:table-cell>
          <table:table-cell office:value-type="string" calcext:value-type="string">
            <text:p>Castorani Colline Pescare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4900" calcext:value-type="float">
            <text:p>14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z075bqgk0m06qjkpy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0 Dieci Inverni</text:p>
          </table:table-cell>
          <table:table-cell office:value-type="string" calcext:value-type="string">
            <text:p>Castorani</text:p>
          </table:table-cell>
          <table:table-cell office:value-type="float" office:value="44.566566" calcext:value-type="float">
            <text:p>44.56656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Pic Chablis 1er Cru</text:p>
          </table:table-cell>
          <table:table-cell office:value-type="string" calcext:value-type="string">
            <text:p>Domaine Régn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t6n1hsweyfqhbz6v2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Grand Cru Grenouilles</text:p>
          </table:table-cell>
          <table:table-cell office:value-type="string" calcext:value-type="string">
            <text:p>Régnard</text:p>
          </table:table-cell>
          <table:table-cell office:value-type="float" office:value="31.475342" calcext:value-type="float">
            <text:p>31.47534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string" calcext:value-type="string">
            <text:p>Pic Chablis 1er Cru</text:p>
          </table:table-cell>
          <table:table-cell office:value-type="string" calcext:value-type="string">
            <text:p>Domaine Régn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6200" calcext:value-type="float">
            <text:p>16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t6n1hsweyfqhbz6v2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Grand Cru Grenouilles</text:p>
          </table:table-cell>
          <table:table-cell office:value-type="string" calcext:value-type="string">
            <text:p>Régnard</text:p>
          </table:table-cell>
          <table:table-cell office:value-type="float" office:value="31.475342" calcext:value-type="float">
            <text:p>31.4753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Chablis Vieilles Vigne 2020</text:p>
          </table:table-cell>
          <table:table-cell office:value-type="string" calcext:value-type="string">
            <text:p>Domaine Gautheron Alain et Cyri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z5wmqnq0s6p508mks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eilles Vignes Chablis</text:p>
          </table:table-cell>
          <table:table-cell office:value-type="string" calcext:value-type="string">
            <text:p>Alain Gautheron</text:p>
          </table:table-cell>
          <table:table-cell office:value-type="float" office:value="50.518215" calcext:value-type="float">
            <text:p>50.5182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Chablis Grand Cru Vaudésir 2019</text:p>
          </table:table-cell>
          <table:table-cell office:value-type="string" calcext:value-type="string">
            <text:p>Domaine Bess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rt111c7dy02w6abw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Grand Cru 'Vaudesir'</text:p>
          </table:table-cell>
          <table:table-cell office:value-type="string" calcext:value-type="string">
            <text:p>Besson</text:p>
          </table:table-cell>
          <table:table-cell office:value-type="float" office:value="44.429733" calcext:value-type="float">
            <text:p>44.4297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Sancerre Blanc 'Clos Paradis' 2022</text:p>
          </table:table-cell>
          <table:table-cell office:value-type="string" calcext:value-type="string">
            <text:p>Domaine Fouassi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w5j1ytbv6ya1dv0hv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ncerre 'Clos Paradis'</text:p>
          </table:table-cell>
          <table:table-cell office:value-type="string" calcext:value-type="string">
            <text:p>Domaine Fouassier</text:p>
          </table:table-cell>
          <table:table-cell office:value-type="float" office:value="46.516167" calcext:value-type="float">
            <text:p>46.51616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Sous le Puits Puligny-Montrachet 1er Cru 2019</text:p>
          </table:table-cell>
          <table:table-cell office:value-type="string" calcext:value-type="string">
            <text:p>Maison Louis Lato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tym06q8t9jzgpeedv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emier Cru Sous le Puits</text:p>
          </table:table-cell>
          <table:table-cell office:value-type="string" calcext:value-type="string">
            <text:p>Louis Latour</text:p>
          </table:table-cell>
          <table:table-cell office:value-type="float" office:value="44.71047" calcext:value-type="float">
            <text:p>44.7104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Sous le Puits Puligny-Montrachet 1er Cru 2019</text:p>
          </table:table-cell>
          <table:table-cell office:value-type="string" calcext:value-type="string">
            <text:p>Maison Louis Lato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tym06q8t9jzgpeedv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emier Cru Sous le Puits</text:p>
          </table:table-cell>
          <table:table-cell office:value-type="string" calcext:value-type="string">
            <text:p>Louis Latour</text:p>
          </table:table-cell>
          <table:table-cell office:value-type="float" office:value="44.71047" calcext:value-type="float">
            <text:p>44.7104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Sous le Puits Puligny-Montrachet 1er Cru 2019</text:p>
          </table:table-cell>
          <table:table-cell office:value-type="string" calcext:value-type="string">
            <text:p>Maison Louis Lato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tym06q8t9jzgpeedv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emier Cru Sous le Puits</text:p>
          </table:table-cell>
          <table:table-cell office:value-type="string" calcext:value-type="string">
            <text:p>Louis Latour</text:p>
          </table:table-cell>
          <table:table-cell office:value-type="float" office:value="44.71047" calcext:value-type="float">
            <text:p>44.710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Blanc de Lynch-Bages 2018 </text:p>
          </table:table-cell>
          <table:table-cell office:value-type="string" calcext:value-type="string">
            <text:p>Château Lynch-Bag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sfypwmqesw4e35eng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nc de Lynch-Bages</text:p>
          </table:table-cell>
          <table:table-cell office:value-type="string" calcext:value-type="string">
            <text:p>Château Lynch-Bages</text:p>
          </table:table-cell>
          <table:table-cell office:value-type="float" office:value="61.913277" calcext:value-type="float">
            <text:p>61.9132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Alter Ego de Palmer 2020 </text:p>
          </table:table-cell>
          <table:table-cell office:value-type="string" calcext:value-type="string">
            <text:p>Château Palm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5300" calcext:value-type="float">
            <text:p>153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f5ansemx1bbg5c09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rgaux Alter Ego</text:p>
          </table:table-cell>
          <table:table-cell office:value-type="string" calcext:value-type="string">
            <text:p>Chateau Palmer</text:p>
          </table:table-cell>
          <table:table-cell office:value-type="float" office:value="39.87567" calcext:value-type="float">
            <text:p>39.8756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Les Vieilles Vignes 2017 </text:p>
          </table:table-cell>
          <table:table-cell office:value-type="string" calcext:value-type="string">
            <text:p>Domaine de Villeneuv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wj2540j3jpb6pe22r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Vieilles Vignes Châteauneuf-du-Pape</text:p>
          </table:table-cell>
          <table:table-cell office:value-type="string" calcext:value-type="string">
            <text:p>Domaine de Villeneuve</text:p>
          </table:table-cell>
          <table:table-cell office:value-type="float" office:value="34.699383" calcext:value-type="float">
            <text:p>34.69938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Ried Zieregg Sauvignon Blanc 2020</text:p>
          </table:table-cell>
          <table:table-cell office:value-type="string" calcext:value-type="string">
            <text:p>Weingut Temen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7mxp3qbt1ddm3evk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Zieregg Dreieck</text:p>
          </table:table-cell>
          <table:table-cell office:value-type="string" calcext:value-type="string">
            <text:p>Tement</text:p>
          </table:table-cell>
          <table:table-cell office:value-type="float" office:value="37.90321" calcext:value-type="float">
            <text:p>37.9032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Leutschacher Sauvignon Blanc 2020 Weingut</text:p>
          </table:table-cell>
          <table:table-cell office:value-type="string" calcext:value-type="string">
            <text:p>Erwin Sabath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a5a7pnzq9463hh0m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utschacher Sauvignon Blanc</text:p>
          </table:table-cell>
          <table:table-cell office:value-type="string" calcext:value-type="string">
            <text:p>Erwin Sabathi</text:p>
          </table:table-cell>
          <table:table-cell office:value-type="float" office:value="53.867584" calcext:value-type="float">
            <text:p>53.86758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Riesling Rotschiefer „1000 Alte Reben“ 2019</text:p>
          </table:table-cell>
          <table:table-cell office:value-type="string" calcext:value-type="string">
            <text:p>Weingut Sorentberg und Castelf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7mhw7jqx57k5p1wdm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tschiefer Riesling Von 1000 Alte Reben</text:p>
          </table:table-cell>
          <table:table-cell office:value-type="string" calcext:value-type="string">
            <text:p>Sorentberg</text:p>
          </table:table-cell>
          <table:table-cell office:value-type="float" office:value="58.118317" calcext:value-type="float">
            <text:p>58.11831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Gottesfuß Alte Reben Riesling 2022</text:p>
          </table:table-cell>
          <table:table-cell office:value-type="string" calcext:value-type="string">
            <text:p>Weingut Van Volxe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zcvqnkqyhjzmw7gk4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ottesfuss Alte Reben GG</text:p>
          </table:table-cell>
          <table:table-cell office:value-type="string" calcext:value-type="string">
            <text:p>Van Volxem</text:p>
          </table:table-cell>
          <table:table-cell office:value-type="float" office:value="52.03906" calcext:value-type="float">
            <text:p>52.0390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Riesling Trocken 2021</text:p>
          </table:table-cell>
          <table:table-cell office:value-type="string" calcext:value-type="string">
            <text:p>Weingut Fritz Haa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yn43f9sp16q589f5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</text:p>
          </table:table-cell>
          <table:table-cell office:value-type="string" calcext:value-type="string">
            <text:p>Fritz Haag</text:p>
          </table:table-cell>
          <table:table-cell office:value-type="float" office:value="41.30031" calcext:value-type="float">
            <text:p>41.3003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Fläscher Pinot Noir Uris 2020</text:p>
          </table:table-cell>
          <table:table-cell office:value-type="string" calcext:value-type="string">
            <text:p>Weingut Dava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pxf1vtrbhvq6rweaf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läscher Pinot Gris</text:p>
          </table:table-cell>
          <table:table-cell office:value-type="string" calcext:value-type="string">
            <text:p>Davaz</text:p>
          </table:table-cell>
          <table:table-cell office:value-type="float" office:value="43.450066" calcext:value-type="float">
            <text:p>43.45006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CR 1 Redstone Reserve I CS, COT</text:p>
          </table:table-cell>
          <table:table-cell office:value-type="string" calcext:value-type="string">
            <text:p>Capelands Esta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vb3ky42sz6f9b72yqzzv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1 Redstone Reserve</text:p>
          </table:table-cell>
          <table:table-cell office:value-type="string" calcext:value-type="string">
            <text:p>Capelands</text:p>
          </table:table-cell>
          <table:table-cell office:value-type="float" office:value="43.737793" calcext:value-type="float">
            <text:p>43.73779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CR 1 Redstone Reserve I CS, COT</text:p>
          </table:table-cell>
          <table:table-cell office:value-type="string" calcext:value-type="string">
            <text:p>Capelands Esta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vb3ky42sz6f9b72yqzzv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1 Redstone Reserve</text:p>
          </table:table-cell>
          <table:table-cell office:value-type="string" calcext:value-type="string">
            <text:p>Capelands</text:p>
          </table:table-cell>
          <table:table-cell office:value-type="float" office:value="43.737793" calcext:value-type="float">
            <text:p>43.73779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Marqués de Murrieta Reserva 2018 </text:p>
          </table:table-cell>
          <table:table-cell office:value-type="string" calcext:value-type="string">
            <text:p>Bodegas Marqués de Murrie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71ra6zpc9hvkvz06y5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isela de Murrieta</text:p>
          </table:table-cell>
          <table:table-cell office:value-type="string" calcext:value-type="string">
            <text:p>Marqués de Murrieta</text:p>
          </table:table-cell>
          <table:table-cell office:value-type="float" office:value="47.813774" calcext:value-type="float">
            <text:p>47.8137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Viña Tondonia Reserva </text:p>
          </table:table-cell>
          <table:table-cell office:value-type="string" calcext:value-type="string">
            <text:p>López de Hered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ss9d7gp5srq27xk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ña Tondonia Gran Reserva</text:p>
          </table:table-cell>
          <table:table-cell office:value-type="string" calcext:value-type="string">
            <text:p>R. López de Heredia</text:p>
          </table:table-cell>
          <table:table-cell office:value-type="float" office:value="50.812737" calcext:value-type="float">
            <text:p>50.8127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Viña Tondonia Reserva </text:p>
          </table:table-cell>
          <table:table-cell office:value-type="string" calcext:value-type="string">
            <text:p>López de Hered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8400" calcext:value-type="float">
            <text:p>8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ss9d7gp5srq27xk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ña Tondonia Gran Reserva</text:p>
          </table:table-cell>
          <table:table-cell office:value-type="string" calcext:value-type="string">
            <text:p>R. López de Heredia</text:p>
          </table:table-cell>
          <table:table-cell office:value-type="float" office:value="50.812737" calcext:value-type="float">
            <text:p>50.81273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Galantas Gran Reserva 2018 </text:p>
          </table:table-cell>
          <table:table-cell office:value-type="string" calcext:value-type="string">
            <text:p>Viña Haras de Pirqu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s5vaqgh43083txtk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alantas Gran Reserva Cabernet Franc</text:p>
          </table:table-cell>
          <table:table-cell office:value-type="string" calcext:value-type="string">
            <text:p>Haras de Pirque</text:p>
          </table:table-cell>
          <table:table-cell office:value-type="float" office:value="51.85208" calcext:value-type="float">
            <text:p>51.8520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Wine of Lebanon</text:p>
          </table:table-cell>
          <table:table-cell office:value-type="string" calcext:value-type="string">
            <text:p>Château Musar – Gaston Hocha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zdrgz9bdk1d7gcmrj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hree of a Kind Ridge Vineyard Old Vine</text:p>
          </table:table-cell>
          <table:table-cell office:value-type="string" calcext:value-type="string">
            <text:p>Easton</text:p>
          </table:table-cell>
          <table:table-cell office:value-type="float" office:value="24.421074" calcext:value-type="float">
            <text:p>24.42107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Wine of Lebanon</text:p>
          </table:table-cell>
          <table:table-cell office:value-type="string" calcext:value-type="string">
            <text:p>Château Musar – Gaston Hocha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zdrgz9bdk1d7gcmrj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hree of a Kind Ridge Vineyard Old Vine</text:p>
          </table:table-cell>
          <table:table-cell office:value-type="string" calcext:value-type="string">
            <text:p>Easton</text:p>
          </table:table-cell>
          <table:table-cell office:value-type="float" office:value="24.421074" calcext:value-type="float">
            <text:p>24.42107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Wine of Lebanon</text:p>
          </table:table-cell>
          <table:table-cell office:value-type="string" calcext:value-type="string">
            <text:p>Château Musar – Gaston Hocha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12900" calcext:value-type="float">
            <text:p>129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zdrgz9bdk1d7gcmrj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hree of a Kind Ridge Vineyard Old Vine</text:p>
          </table:table-cell>
          <table:table-cell office:value-type="string" calcext:value-type="string">
            <text:p>Easton</text:p>
          </table:table-cell>
          <table:table-cell office:value-type="float" office:value="24.421074" calcext:value-type="float">
            <text:p>24.42107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Wine of Lebanon</text:p>
          </table:table-cell>
          <table:table-cell office:value-type="string" calcext:value-type="string">
            <text:p>Château Musar – Gaston Hocha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3" calcext:value-type="float">
            <text:p>2003</text:p>
          </table:table-cell>
          <table:table-cell office:value-type="float" office:value="14800" calcext:value-type="float">
            <text:p>148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zdrgz9bdk1d7gcmrj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hree of a Kind Ridge Vineyard Old Vine</text:p>
          </table:table-cell>
          <table:table-cell office:value-type="string" calcext:value-type="string">
            <text:p>Easton</text:p>
          </table:table-cell>
          <table:table-cell office:value-type="float" office:value="24.421074" calcext:value-type="float">
            <text:p>24.4210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Bin 389 2019 </text:p>
          </table:table-cell>
          <table:table-cell office:value-type="string" calcext:value-type="string">
            <text:p>Penfold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600" calcext:value-type="float">
            <text:p>10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c9x39c83r6c4ana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-Shiraz Bin 389</text:p>
          </table:table-cell>
          <table:table-cell office:value-type="string" calcext:value-type="string">
            <text:p>Penfolds</text:p>
          </table:table-cell>
          <table:table-cell office:value-type="float" office:value="37.000504" calcext:value-type="float">
            <text:p>37.00050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Praeclarus Brut 1,5 L </text:p>
          </table:table-cell>
          <table:table-cell office:value-type="string" calcext:value-type="string">
            <text:p>Kellerei St. Paul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9200" calcext:value-type="float">
            <text:p>9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2vkkz55v25skpqcx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aeclarus Brut</text:p>
          </table:table-cell>
          <table:table-cell office:value-type="string" calcext:value-type="string">
            <text:p>Kellerei St. Pauls</text:p>
          </table:table-cell>
          <table:table-cell office:value-type="float" office:value="48.53483" calcext:value-type="float">
            <text:p>48.53483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Arunda Cuvée Marianna Extra Brut 1 ,5 L </text:p>
          </table:table-cell>
          <table:table-cell office:value-type="string" calcext:value-type="string">
            <text:p>Sektkellerei Arund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qp4re1r7j537tvhby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Cuvée Marianna Extra Brut</text:p>
          </table:table-cell>
          <table:table-cell office:value-type="string" calcext:value-type="string">
            <text:p>Arunda</text:p>
          </table:table-cell>
          <table:table-cell office:value-type="float" office:value="40.07185" calcext:value-type="float">
            <text:p>40.07185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Ca’ del Bosco Rosé Annamaria Clementi Vintage 2012 Extra Brut 1,5 L </text:p>
          </table:table-cell>
          <table:table-cell office:value-type="string" calcext:value-type="string">
            <text:p>Ca’ del Bosc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34500" calcext:value-type="float">
            <text:p>34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eqkyp7md23h3wfqn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Franciacorta Rosé Annamaria Clementi Extra Brut</text:p>
          </table:table-cell>
          <table:table-cell office:value-type="string" calcext:value-type="string">
            <text:p>Ca' del Bosco</text:p>
          </table:table-cell>
          <table:table-cell office:value-type="float" office:value="50.721313" calcext:value-type="float">
            <text:p>50.7213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Champagne Signature Brut 1,5 L </text:p>
          </table:table-cell>
          <table:table-cell office:value-type="string" calcext:value-type="string">
            <text:p>Huguenot - Tassi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640qwk2esd1g820meqw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Signature Brut Champagne</text:p>
          </table:table-cell>
          <table:table-cell office:value-type="string" calcext:value-type="string">
            <text:p>Huguenot Tassin</text:p>
          </table:table-cell>
          <table:table-cell office:value-type="float" office:value="55.523815" calcext:value-type="float">
            <text:p>55.523815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Ca’ del Bosco Cuvée Prestige Rosé Brut 1,5 L PN, CH</text:p>
          </table:table-cell>
          <table:table-cell office:value-type="string" calcext:value-type="string">
            <text:p>Ca’ del Bosc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4rdc6dnh9v5jabt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uvée Prestige Rosé</text:p>
          </table:table-cell>
          <table:table-cell office:value-type="string" calcext:value-type="string">
            <text:p>Ca' del Bosco</text:p>
          </table:table-cell>
          <table:table-cell office:value-type="float" office:value="37.749004" calcext:value-type="float">
            <text:p>37.74900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Terlaner Cuvée 1,5 L 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8200" calcext:value-type="float">
            <text:p>8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0zrsanx71j9ts3e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Terlane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4.775803" calcext:value-type="float">
            <text:p>54.77580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Terlaner Cuvée 1,5 L 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9800" calcext:value-type="float">
            <text:p>9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0zrsanx71j9ts3e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Terlane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4.775803" calcext:value-type="float">
            <text:p>54.77580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Terlaner Cuvée 1,5 L 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2500" calcext:value-type="float">
            <text:p>12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0zrsanx71j9ts3e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Terlane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4.775803" calcext:value-type="float">
            <text:p>54.77580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Terlaner Cuvée 1,5 L 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3500" calcext:value-type="float">
            <text:p>1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0zrsanx71j9ts3e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Terlane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4.775803" calcext:value-type="float">
            <text:p>54.77580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Sauvignon Quarz Riserva 1,5 L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election Quarz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0.996437" calcext:value-type="float">
            <text:p>50.99643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Sauvignon Quarz Riserva 1,5 L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9000" calcext:value-type="float">
            <text:p>19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election Quarz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0.996437" calcext:value-type="float">
            <text:p>50.99643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Sauvignon Quarz Riserva 1,5 L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9500" calcext:value-type="float">
            <text:p>19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election Quarz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0.996437" calcext:value-type="float">
            <text:p>50.99643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Sauvignon Quarz Riserva 1,5 L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21500" calcext:value-type="float">
            <text:p>21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election Quarz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0.996437" calcext:value-type="float">
            <text:p>50.99643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Sauvignon Quarz Riserva 1,5 L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4" calcext:value-type="float">
            <text:p>2014</text:p>
          </table:table-cell>
          <table:table-cell office:value-type="float" office:value="22500" calcext:value-type="float">
            <text:p>22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election Quarz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0.996437" calcext:value-type="float">
            <text:p>50.99643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Sauvignon Quarz Riserva 1,5 L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23500" calcext:value-type="float">
            <text:p>23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election Quarz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0.996437" calcext:value-type="float">
            <text:p>50.99643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Sauvignon Sanct Valentin 2022 1,5 L</text:p>
          </table:table-cell>
          <table:table-cell office:value-type="string" calcext:value-type="string">
            <text:p>Kellerei St. Michael Epp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vsfn18zf94zmgm0d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54.34286" calcext:value-type="float">
            <text:p>54.3428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Nova Domus Terlaner Riserva 1,5 L 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20500" calcext:value-type="float">
            <text:p>20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64.42574" calcext:value-type="float">
            <text:p>64.4257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Nova Domus Terlaner Riserva 1,5 L 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4" calcext:value-type="float">
            <text:p>2014</text:p>
          </table:table-cell>
          <table:table-cell office:value-type="float" office:value="21500" calcext:value-type="float">
            <text:p>21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64.42574" calcext:value-type="float">
            <text:p>64.4257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Nova Domus Terlaner Riserva 1,5 L 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22500" calcext:value-type="float">
            <text:p>22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64.42574" calcext:value-type="float">
            <text:p>64.425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Weissburgunder Sirmian 2017 1,5 L</text:p>
          </table:table-cell>
          <table:table-cell office:value-type="string" calcext:value-type="string">
            <text:p>Kellerei Nals Margreid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dtf36964px55qxy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irmian</text:p>
          </table:table-cell>
          <table:table-cell office:value-type="string" calcext:value-type="string">
            <text:p>Nals Margreid</text:p>
          </table:table-cell>
          <table:table-cell office:value-type="float" office:value="51.107243" calcext:value-type="float">
            <text:p>51.10724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string" calcext:value-type="string">
            <text:p>Weissburgunder Vorberg Riserva 1,5 L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3800" calcext:value-type="float">
            <text:p>13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pz3t6pte1cfyvzpz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Riserva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9.579597" calcext:value-type="float">
            <text:p>49.57959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Weissburgunder Vorberg Riserva 1,5 L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5800" calcext:value-type="float">
            <text:p>15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pz3t6pte1cfyvzpz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Riserva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9.579597" calcext:value-type="float">
            <text:p>49.57959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Weissburgunder Vorberg Riserva 1,5 L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4" calcext:value-type="float">
            <text:p>2014</text:p>
          </table:table-cell>
          <table:table-cell office:value-type="float" office:value="16900" calcext:value-type="float">
            <text:p>16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pz3t6pte1cfyvzpz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Riserva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9.579597" calcext:value-type="float">
            <text:p>49.57959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Weissburgunder Vorberg Riserva 1,5 L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pz3t6pte1cfyvzpz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Riserva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9.579597" calcext:value-type="float">
            <text:p>49.57959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Chardonnay Lafóa 2022 1,5 L</text:p>
          </table:table-cell>
          <table:table-cell office:value-type="string" calcext:value-type="string">
            <text:p>Kellerei Schreckbichl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aap8qgvttdchv03p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73556" calcext:value-type="float">
            <text:p>35.7355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Chardonnay Burgum Novum 2017 1,5 L</text:p>
          </table:table-cell>
          <table:table-cell office:value-type="string" calcext:value-type="string">
            <text:p>Weingut Castelfed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wg77fhrj2s1gzrq7h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Burgum Novum</text:p>
          </table:table-cell>
          <table:table-cell office:value-type="string" calcext:value-type="string">
            <text:p>Castelfeder</text:p>
          </table:table-cell>
          <table:table-cell office:value-type="float" office:value="45.152184" calcext:value-type="float">
            <text:p>45.15218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Kerner Aristos 2022 1,5 L</text:p>
          </table:table-cell>
          <table:table-cell office:value-type="string" calcext:value-type="string">
            <text:p>Kellerei Eisacktal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k4c5kawj3cdwe3q6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Aristos</text:p>
          </table:table-cell>
          <table:table-cell office:value-type="string" calcext:value-type="string">
            <text:p>Kellerei Eisacktal - Cantina Valle Isarco</text:p>
          </table:table-cell>
          <table:table-cell office:value-type="float" office:value="39.2975" calcext:value-type="float">
            <text:p>39.297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Pic Chablis 1er Cru 2012 1,5 L</text:p>
          </table:table-cell>
          <table:table-cell office:value-type="string" calcext:value-type="string">
            <text:p>Domaine Régnard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t6n1hsweyfqhbz6v2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Grand Cru Grenouilles</text:p>
          </table:table-cell>
          <table:table-cell office:value-type="string" calcext:value-type="string">
            <text:p>Régnard</text:p>
          </table:table-cell>
          <table:table-cell office:value-type="float" office:value="31.475342" calcext:value-type="float">
            <text:p>31.4753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Vigna Toren Riserva 2018 1,5 L</text:p>
          </table:table-cell>
          <table:table-cell office:value-type="string" calcext:value-type="string">
            <text:p>Schlosskellerei Tiefenbrun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32500" calcext:value-type="float">
            <text:p>32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fhs28y8xmmryes74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Toren</text:p>
          </table:table-cell>
          <table:table-cell office:value-type="string" calcext:value-type="string">
            <text:p>Tiefenbrunner</text:p>
          </table:table-cell>
          <table:table-cell office:value-type="float" office:value="39.16221" calcext:value-type="float">
            <text:p>39.162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Linticlarus Riserva 2019 1,5 L </text:p>
          </table:table-cell>
          <table:table-cell office:value-type="string" calcext:value-type="string">
            <text:p>Schlosskellerei Tiefenbrun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fa44sfp5261p2gar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inticlarus Cuvée Riserva</text:p>
          </table:table-cell>
          <table:table-cell office:value-type="string" calcext:value-type="string">
            <text:p>Tiefenbrunner</text:p>
          </table:table-cell>
          <table:table-cell office:value-type="float" office:value="41.06233" calcext:value-type="float">
            <text:p>41.062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Composition Reif 1,5 L </text:p>
          </table:table-cell>
          <table:table-cell office:value-type="string" calcext:value-type="string">
            <text:p>Weingut Erbhof Unterganz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kza4y83vwrfm2gfk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Erbhof Unterganzner</text:p>
          </table:table-cell>
          <table:table-cell office:value-type="float" office:value="65.2043" calcext:value-type="float">
            <text:p>65.20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Composition Reif 1,5 L </text:p>
          </table:table-cell>
          <table:table-cell office:value-type="string" calcext:value-type="string">
            <text:p>Weingut Erbhof Unterganz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8500" calcext:value-type="float">
            <text:p>18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kza4y83vwrfm2gfk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Erbhof Unterganzner</text:p>
          </table:table-cell>
          <table:table-cell office:value-type="float" office:value="65.2043" calcext:value-type="float">
            <text:p>65.20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string" calcext:value-type="string">
            <text:p>Lagrein Mirell Riserva 2020 1,5 L</text:p>
          </table:table-cell>
          <table:table-cell office:value-type="string" calcext:value-type="string">
            <text:p>Ansitz Waldgrie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jsjmc5trft3fn3tf0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Mirell</text:p>
          </table:table-cell>
          <table:table-cell office:value-type="string" calcext:value-type="string">
            <text:p>Ansitz Waldgries</text:p>
          </table:table-cell>
          <table:table-cell office:value-type="float" office:value="64.951584" calcext:value-type="float">
            <text:p>64.9515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Lamarein 1,5 L</text:p>
          </table:table-cell>
          <table:table-cell office:value-type="string" calcext:value-type="string">
            <text:p>Weingut Erbhof Unterganz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24500" calcext:value-type="float">
            <text:p>24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Lamarein</text:p>
          </table:table-cell>
          <table:table-cell office:value-type="string" calcext:value-type="string">
            <text:p>Erbhof Unterganzner</text:p>
          </table:table-cell>
          <table:table-cell office:value-type="float" office:value="57.13686" calcext:value-type="float">
            <text:p>57.1368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Lamarein 1,5 L</text:p>
          </table:table-cell>
          <table:table-cell office:value-type="string" calcext:value-type="string">
            <text:p>Weingut Erbhof Unterganz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23500" calcext:value-type="float">
            <text:p>23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Lamarein</text:p>
          </table:table-cell>
          <table:table-cell office:value-type="string" calcext:value-type="string">
            <text:p>Erbhof Unterganzner</text:p>
          </table:table-cell>
          <table:table-cell office:value-type="float" office:value="57.13686" calcext:value-type="float">
            <text:p>57.13686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Sanct Valentin Pinot Noir Riserva 2018 1,5 L</text:p>
          </table:table-cell>
          <table:table-cell office:value-type="string" calcext:value-type="string">
            <text:p>Kellerei St. Michael Epp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whbcdak4ythj1qxp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55.904186" calcext:value-type="float">
            <text:p>55.90418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string" calcext:value-type="string">
            <text:p>Taber Lagrein Riserva 1999 1,5 L</text:p>
          </table:table-cell>
          <table:table-cell office:value-type="string" calcext:value-type="string">
            <text:p>Kellerei Boze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1999" calcext:value-type="float">
            <text:p>1999</text:p>
          </table:table-cell>
          <table:table-cell office:value-type="float" office:value="18900" calcext:value-type="float">
            <text:p>18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6.470547" calcext:value-type="float">
            <text:p>46.47054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Porphyr Lagrein Riserva 2020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4900" calcext:value-type="float">
            <text:p>14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60.144543" calcext:value-type="float">
            <text:p>60.14454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Porphyr Lagrein Riserva 2020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20" calcext:value-type="float">
            <text:p>2020</text:p>
          </table:table-cell>
          <table:table-cell office:value-type="float" office:value="31000" calcext:value-type="float">
            <text:p>3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60.144543" calcext:value-type="float">
            <text:p>60.14454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Monticol Riserva 2020 1,5 L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agw365140he6yvs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Monticol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2.573837" calcext:value-type="float">
            <text:p>52.57383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Merlot Mervin 2005 1,5 L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5" calcext:value-type="float">
            <text:p>2005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paj7140r16784jjd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rvin Sauvignon</text:p>
          </table:table-cell>
          <table:table-cell office:value-type="string" calcext:value-type="string">
            <text:p>Kellerei Meran</text:p>
          </table:table-cell>
          <table:table-cell office:value-type="float" office:value="43.02979" calcext:value-type="float">
            <text:p>43.0297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Terra di Monteverro 2019 </text:p>
          </table:table-cell>
          <table:table-cell office:value-type="string" calcext:value-type="string">
            <text:p>Weingut Monteverr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9k2rhbm6pw1kcyd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a di Monteverro</text:p>
          </table:table-cell>
          <table:table-cell office:value-type="string" calcext:value-type="string">
            <text:p>Monteverro</text:p>
          </table:table-cell>
          <table:table-cell office:value-type="float" office:value="53.31806" calcext:value-type="float">
            <text:p>53.3180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Terra di Monteverro 2019 </text:p>
          </table:table-cell>
          <table:table-cell office:value-type="string" calcext:value-type="string">
            <text:p>Weingut Monteverro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19" calcext:value-type="float">
            <text:p>2019</text:p>
          </table:table-cell>
          <table:table-cell office:value-type="float" office:value="33000" calcext:value-type="float">
            <text:p>33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9k2rhbm6pw1kcyd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a di Monteverro</text:p>
          </table:table-cell>
          <table:table-cell office:value-type="string" calcext:value-type="string">
            <text:p>Monteverro</text:p>
          </table:table-cell>
          <table:table-cell office:value-type="float" office:value="53.31806" calcext:value-type="float">
            <text:p>53.3180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Concerto di Fonterutoli 1,5 L </text:p>
          </table:table-cell>
          <table:table-cell office:value-type="string" calcext:value-type="string">
            <text:p>Mazzei Castello di Fonterutol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9900" calcext:value-type="float">
            <text:p>19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ye8ag1rxax9t611h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ncerto Di Fonterutoli</text:p>
          </table:table-cell>
          <table:table-cell office:value-type="string" calcext:value-type="string">
            <text:p>Mazzei - Castello di Fonterutoli</text:p>
          </table:table-cell>
          <table:table-cell office:value-type="float" office:value="71.39802" calcext:value-type="float">
            <text:p>71.3980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Kairos Cuvée 2019 1,5 L</text:p>
          </table:table-cell>
          <table:table-cell office:value-type="string" calcext:value-type="string">
            <text:p>Zýmē di Celestino Gaspa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20500" calcext:value-type="float">
            <text:p>20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33x2khd7hzvbmm8nd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iros 15 vitigni</text:p>
          </table:table-cell>
          <table:table-cell office:value-type="string" calcext:value-type="string">
            <text:p>Zýmē</text:p>
          </table:table-cell>
          <table:table-cell office:value-type="float" office:value="37.629444" calcext:value-type="float">
            <text:p>37.629444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Amarone della Valpolicella Classico 2007 1,5 L</text:p>
          </table:table-cell>
          <table:table-cell office:value-type="string" calcext:value-type="string">
            <text:p>Weingut Bertan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7" calcext:value-type="float">
            <text:p>2007</text:p>
          </table:table-cell>
          <table:table-cell office:value-type="float" office:value="38000" calcext:value-type="float">
            <text:p>3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04mne6hz94hhd71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Bertani</text:p>
          </table:table-cell>
          <table:table-cell office:value-type="float" office:value="45.500366" calcext:value-type="float">
            <text:p>45.50036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Cabreo Il Borgo 2019 1,5 L </text:p>
          </table:table-cell>
          <table:table-cell office:value-type="string" calcext:value-type="string">
            <text:p>Ambrogio e Giovanni Folona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knynrpnpqr7n02vm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rgo della Rocca</text:p>
          </table:table-cell>
          <table:table-cell office:value-type="string" calcext:value-type="string">
            <text:p>Giovanni Sarti</text:p>
          </table:table-cell>
          <table:table-cell office:value-type="float" office:value="23.24289" calcext:value-type="float">
            <text:p>23.2428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Ilatraia 2013 1,5 L </text:p>
          </table:table-cell>
          <table:table-cell office:value-type="string" calcext:value-type="string">
            <text:p>Brancai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20500" calcext:value-type="float">
            <text:p>20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m138gza89pt818tgy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atraia</text:p>
          </table:table-cell>
          <table:table-cell office:value-type="string" calcext:value-type="string">
            <text:p>Brancaia</text:p>
          </table:table-cell>
          <table:table-cell office:value-type="float" office:value="45.39052" calcext:value-type="float">
            <text:p>45.39052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CR 1 Redstone Reserve 2016 3,0 L I CS, COT</text:p>
          </table:table-cell>
          <table:table-cell office:value-type="string" calcext:value-type="string">
            <text:p>Capelands Estate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16" calcext:value-type="float">
            <text:p>2016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vb3ky42sz6f9b72yqzzv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1 Redstone Reserve</text:p>
          </table:table-cell>
          <table:table-cell office:value-type="string" calcext:value-type="string">
            <text:p>Capelands</text:p>
          </table:table-cell>
          <table:table-cell office:value-type="float" office:value="43.737793" calcext:value-type="float">
            <text:p>43.73779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Merlot-Lagrein Graf 2021 5,0 L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BORDEAUX_JEROBOAM</text:p>
          </table:table-cell>
          <table:table-cell office:value-type="float" office:value="2021" calcext:value-type="float">
            <text:p>2021</text:p>
          </table:table-cell>
          <table:table-cell office:value-type="float" office:value="22500" calcext:value-type="float">
            <text:p>22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p60c326hher4grh6s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Lagrein Graf</text:p>
          </table:table-cell>
          <table:table-cell office:value-type="string" calcext:value-type="string">
            <text:p>Kellerei Meran</text:p>
          </table:table-cell>
          <table:table-cell office:value-type="float" office:value="50.21456" calcext:value-type="float">
            <text:p>50.21456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Amarone della Valpolicella Costasera 2009 6,0 L</text:p>
          </table:table-cell>
          <table:table-cell office:value-type="string" calcext:value-type="string">
            <text:p>Masi</text:p>
          </table:table-cell>
          <table:table-cell/>
          <table:table-cell office:value-type="string" calcext:value-type="string">
            <text:p>MATHUSALEM</text:p>
          </table:table-cell>
          <table:table-cell office:value-type="float" office:value="2009" calcext:value-type="float">
            <text:p>2009</text:p>
          </table:table-cell>
          <table:table-cell office:value-type="float" office:value="110000" calcext:value-type="float">
            <text:p>1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hjdw9h6nhb6ar8v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Costasera</text:p>
          </table:table-cell>
          <table:table-cell office:value-type="string" calcext:value-type="string">
            <text:p>Masi</text:p>
          </table:table-cell>
          <table:table-cell office:value-type="float" office:value="38.151527" calcext:value-type="float">
            <text:p>38.15152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string" calcext:value-type="string">
            <text:p>Lux vitis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qwhj39wxbeppj0nkh7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Aqua Vitas Riserva Grappa</text:p>
          </table:table-cell>
          <table:table-cell office:value-type="string" calcext:value-type="string">
            <text:p>Vitas</text:p>
          </table:table-cell>
          <table:table-cell office:value-type="float" office:value="23.801197" calcext:value-type="float">
            <text:p>23.80119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Luce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m9jp96emkssr3n64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</text:p>
          </table:table-cell>
          <table:table-cell office:value-type="string" calcext:value-type="string">
            <text:p>Frescobaldi - Tenuta Luce</text:p>
          </table:table-cell>
          <table:table-cell office:value-type="float" office:value="23.971088" calcext:value-type="float">
            <text:p>23.97108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string" calcext:value-type="string">
            <text:p>Castel giocondo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txt2qr8yny452dm82v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tel Best</text:p>
          </table:table-cell>
          <table:table-cell office:value-type="string" calcext:value-type="string">
            <text:p>Castel Group</text:p>
          </table:table-cell>
          <table:table-cell office:value-type="float" office:value="24.1874" calcext:value-type="float">
            <text:p>24.187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La Maione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v2ykmg1evmm90vxb0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ione</text:p>
          </table:table-cell>
          <table:table-cell office:value-type="string" calcext:value-type="string">
            <text:p>L'Aione</text:p>
          </table:table-cell>
          <table:table-cell office:value-type="float" office:value="23.747225" calcext:value-type="float">
            <text:p>23.7472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Le Serre Nuove del Ornellaia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4p32acb7v4yb1s1m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Le Serre Nuove</text:p>
          </table:table-cell>
          <table:table-cell office:value-type="string" calcext:value-type="string">
            <text:p>Ornellaia</text:p>
          </table:table-cell>
          <table:table-cell office:value-type="float" office:value="45.15085" calcext:value-type="float">
            <text:p>45.150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Ornellaia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43.32157" calcext:value-type="float">
            <text:p>43.3215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Monteverro 2008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9k2rhbm6pw1kcyd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a di Monteverro</text:p>
          </table:table-cell>
          <table:table-cell office:value-type="string" calcext:value-type="string">
            <text:p>Monteverro</text:p>
          </table:table-cell>
          <table:table-cell office:value-type="float" office:value="43.072308" calcext:value-type="float">
            <text:p>43.07230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Monteverro 2009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9k2rhbm6pw1kcyd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a di Monteverro</text:p>
          </table:table-cell>
          <table:table-cell office:value-type="string" calcext:value-type="string">
            <text:p>Monteverro</text:p>
          </table:table-cell>
          <table:table-cell office:value-type="float" office:value="43.072308" calcext:value-type="float">
            <text:p>43.07230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Monteverro 2010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9k2rhbm6pw1kcyd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a di Monteverro</text:p>
          </table:table-cell>
          <table:table-cell office:value-type="string" calcext:value-type="string">
            <text:p>Monteverro</text:p>
          </table:table-cell>
          <table:table-cell office:value-type="float" office:value="43.072308" calcext:value-type="float">
            <text:p>43.07230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string" calcext:value-type="string">
            <text:p>Monteverro 2011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9k2rhbm6pw1kcyd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a di Monteverro</text:p>
          </table:table-cell>
          <table:table-cell office:value-type="string" calcext:value-type="string">
            <text:p>Monteverro</text:p>
          </table:table-cell>
          <table:table-cell office:value-type="float" office:value="43.072308" calcext:value-type="float">
            <text:p>43.07230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string" calcext:value-type="string">
            <text:p>Monteverro 2012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9k2rhbm6pw1kcyd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a di Monteverro</text:p>
          </table:table-cell>
          <table:table-cell office:value-type="string" calcext:value-type="string">
            <text:p>Monteverro</text:p>
          </table:table-cell>
          <table:table-cell office:value-type="float" office:value="43.072308" calcext:value-type="float">
            <text:p>43.07230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Monteverro 2013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9k2rhbm6pw1kcyd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a di Monteverro</text:p>
          </table:table-cell>
          <table:table-cell office:value-type="string" calcext:value-type="string">
            <text:p>Monteverro</text:p>
          </table:table-cell>
          <table:table-cell office:value-type="float" office:value="43.072308" calcext:value-type="float">
            <text:p>43.07230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string" calcext:value-type="string">
            <text:p>Monteverro 2014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9k2rhbm6pw1kcyd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a di Monteverro</text:p>
          </table:table-cell>
          <table:table-cell office:value-type="string" calcext:value-type="string">
            <text:p>Monteverro</text:p>
          </table:table-cell>
          <table:table-cell office:value-type="float" office:value="43.072308" calcext:value-type="float">
            <text:p>43.07230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string" calcext:value-type="string">
            <text:p>Monteverro 2015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9k2rhbm6pw1kcyd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a di Monteverro</text:p>
          </table:table-cell>
          <table:table-cell office:value-type="string" calcext:value-type="string">
            <text:p>Monteverro</text:p>
          </table:table-cell>
          <table:table-cell office:value-type="float" office:value="43.072308" calcext:value-type="float">
            <text:p>43.07230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Monteverro 2016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9k2rhbm6pw1kcyd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a di Monteverro</text:p>
          </table:table-cell>
          <table:table-cell office:value-type="string" calcext:value-type="string">
            <text:p>Monteverro</text:p>
          </table:table-cell>
          <table:table-cell office:value-type="float" office:value="43.072308" calcext:value-type="float">
            <text:p>43.07230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string" calcext:value-type="string">
            <text:p>Monteverro 2017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9k2rhbm6pw1kcyd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a di Monteverro</text:p>
          </table:table-cell>
          <table:table-cell office:value-type="string" calcext:value-type="string">
            <text:p>Monteverro</text:p>
          </table:table-cell>
          <table:table-cell office:value-type="float" office:value="43.072308" calcext:value-type="float">
            <text:p>43.07230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string" calcext:value-type="string">
            <text:p>Monteverro 2018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9k2rhbm6pw1kcyd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a di Monteverro</text:p>
          </table:table-cell>
          <table:table-cell office:value-type="string" calcext:value-type="string">
            <text:p>Monteverro</text:p>
          </table:table-cell>
          <table:table-cell office:value-type="float" office:value="43.072308" calcext:value-type="float">
            <text:p>43.07230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string" calcext:value-type="string">
            <text:p>Monteverro 2019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9k2rhbm6pw1kcyd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a di Monteverro</text:p>
          </table:table-cell>
          <table:table-cell office:value-type="string" calcext:value-type="string">
            <text:p>Monteverro</text:p>
          </table:table-cell>
          <table:table-cell office:value-type="float" office:value="43.072308" calcext:value-type="float">
            <text:p>43.07230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Monteverro 2020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9k2rhbm6pw1kcyd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a di Monteverro</text:p>
          </table:table-cell>
          <table:table-cell office:value-type="string" calcext:value-type="string">
            <text:p>Monteverro</text:p>
          </table:table-cell>
          <table:table-cell office:value-type="float" office:value="43.072308" calcext:value-type="float">
            <text:p>43.072308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string" calcext:value-type="string">
            <text:p>Amarone Bertani 1994</text:p>
          </table:table-cell>
          <table:table-cell table:style-name="ce2"/>
          <table:table-cell/>
          <table:table-cell office:value-type="string" calcext:value-type="string">
            <text:p>MAGNU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mq99cvz9pv2prr8sy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nuta Novare Bertani Signature Amarone Della Valpolicella Classico</text:p>
          </table:table-cell>
          <table:table-cell office:value-type="string" calcext:value-type="string">
            <text:p>Bertani</text:p>
          </table:table-cell>
          <table:table-cell office:value-type="float" office:value="34.356762" calcext:value-type="float">
            <text:p>34.356762</text:p>
          </table:table-cell>
        </table:table-row>
      </table:table>
      <table:table table:name="Manual (DO NOT TOUCH)" table:style-name="ta1">
        <table:table-column table:style-name="co1" table:number-columns-repeated="14" table:default-cell-style-name="Default"/>
        <table:table-column table:style-name="co1" table:default-cell-style-name="cBool"/>
        <table:table-row table:style-name="ro8">
          <table:table-cell office:value-type="string" calcext:value-type="string">
            <text:p>ok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</table:table-row>
        <table:table-row table:style-name="ro8">
          <table:table-cell table:formula="of:=IF(ISBLANK([.B2]); &quot;&quot;; 1)">
            <text:p/>
          </table:table-cell>
          <table:table-cell/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Honey GourMET Honig Brut</text:p>
          </table:table-cell>
          <table:table-cell office:value-type="string" calcext:value-type="string">
            <text:p>Imkerei Innerhof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8">
          <table:table-cell table:formula="of:=IF(ISBLANK([.B3]); &quot;&quot;; 1)">
            <text:p/>
          </table:table-cell>
          <table:table-cell/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Initium Solaris</text:p>
          </table:table-cell>
          <table:table-cell office:value-type="string" calcext:value-type="string">
            <text:p>Viventu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8">
          <table:table-cell table:formula="of:=IF(ISBLANK([.B4]); &quot;&quot;; 1)">
            <text:p/>
          </table:table-cell>
          <table:table-cell/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Initium Solaris</text:p>
          </table:table-cell>
          <table:table-cell office:value-type="string" calcext:value-type="string">
            <text:p>Viventu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8">
          <table:table-cell table:formula="of:=IF(ISBLANK([.B5]); &quot;&quot;; 1)">
            <text:p/>
          </table:table-cell>
          <table:table-cell/>
          <table:table-cell office:value-type="string" calcext:value-type="string">
            <text:p>173</text:p>
          </table:table-cell>
          <table:table-cell/>
          <table:table-cell office:value-type="string" calcext:value-type="string">
            <text:p>Roseppi 2022 </text:p>
          </table:table-cell>
          <table:table-cell office:value-type="string" calcext:value-type="string">
            <text:p>Weingut Sepp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8">
          <table:table-cell table:formula="of:=IF(ISBLANK([.B6]); &quot;&quot;; 1)">
            <text:p/>
          </table:table-cell>
          <table:table-cell/>
          <table:table-cell office:value-type="string" calcext:value-type="string">
            <text:p>394</text:p>
          </table:table-cell>
          <table:table-cell/>
          <table:table-cell office:value-type="string" calcext:value-type="string">
            <text:p>Lucen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8">
          <table:table-cell table:formula="of:=IF(ISBLANK([.B7]); &quot;&quot;; 1)">
            <text:p/>
          </table:table-cell>
          <table:table-cell/>
          <table:table-cell office:value-type="string" calcext:value-type="string">
            <text:p>399</text:p>
          </table:table-cell>
          <table:table-cell/>
          <table:table-cell office:value-type="string" calcext:value-type="string">
            <text:p>Rialz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8">
          <table:table-cell table:formula="of:=IF(ISBLANK([.B8]); &quot;&quot;; 1)">
            <text:p/>
          </table:table-cell>
          <table:table-cell/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Mormoretto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8">
          <table:table-cell table:formula="of:=IF(ISBLANK([.B9]); &quot;&quot;; 1)">
            <text:p/>
          </table:table-cell>
          <table:table-cell/>
          <table:table-cell office:value-type="string" calcext:value-type="string">
            <text:p>416</text:p>
          </table:table-cell>
          <table:table-cell/>
          <table:table-cell office:value-type="string" calcext:value-type="string">
            <text:p>Sassicaia 2019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22T08:12:34.915717110</dc:date>
    <meta:editing-duration>PT9S</meta:editing-duration>
    <meta:editing-cycles>1</meta:editing-cycles>
    <meta:document-statistic meta:table-count="2" meta:cell-count="6225" meta:object-count="0"/>
    <meta:generator>LibreOffice/7.3.7.2$Linux_X86_64 LibreOffice_project/30$Build-2</meta:generator>
  </office:meta>
</office:document-meta>
</file>